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ce181e" officeooo:rsid="001a9cd1" officeooo:paragraph-rsid="006ddc56"/>
    </style:style>
    <style:style style:name="P3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7" style:family="paragraph" style:parent-style-name="Text_20_body">
      <style:text-properties fo:color="#000000" officeooo:rsid="00226806" officeooo:paragraph-rsid="006ddc56"/>
    </style:style>
    <style:style style:name="P8" style:family="paragraph" style:parent-style-name="Text_20_body">
      <style:text-properties fo:color="#000000" officeooo:rsid="001a9cd1" officeooo:paragraph-rsid="006ddc56"/>
    </style:style>
    <style:style style:name="P9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243411" officeooo:paragraph-rsid="006ddc56"/>
    </style:style>
    <style:style style:name="P11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12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13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14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15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16" style:family="paragraph" style:parent-style-name="Text_20_body">
      <style:text-properties fo:font-weight="bold" officeooo:paragraph-rsid="006ddc56" style:font-weight-asian="bold" style:font-weight-complex="bold"/>
    </style:style>
    <style:style style:name="P17" style:family="paragraph" style:parent-style-name="Text_20_body">
      <style:text-properties fo:font-weight="normal" officeooo:rsid="002bf3b1" officeooo:paragraph-rsid="006ddc56" style:font-weight-asian="normal" style:font-weight-complex="normal"/>
    </style:style>
    <style:style style:name="P18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19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20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21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22" style:family="paragraph" style:parent-style-name="Text_20_body">
      <style:text-properties fo:font-weight="normal" officeooo:paragraph-rsid="006ddc56" style:font-weight-asian="normal" style:font-weight-complex="normal"/>
    </style:style>
    <style:style style:name="P23" style:family="paragraph" style:parent-style-name="Text_20_body">
      <style:text-properties officeooo:rsid="00229775" officeooo:paragraph-rsid="006ddc56"/>
    </style:style>
    <style:style style:name="P24" style:family="paragraph" style:parent-style-name="Text_20_body">
      <style:text-properties officeooo:rsid="00331e1d" officeooo:paragraph-rsid="006ddc56"/>
    </style:style>
    <style:style style:name="P25" style:family="paragraph" style:parent-style-name="Text_20_body">
      <style:text-properties officeooo:rsid="002d7979" officeooo:paragraph-rsid="006ddc56"/>
    </style:style>
    <style:style style:name="P26" style:family="paragraph" style:parent-style-name="Text_20_body">
      <style:text-properties officeooo:rsid="002e65be" officeooo:paragraph-rsid="006ddc56"/>
    </style:style>
    <style:style style:name="P27" style:family="paragraph" style:parent-style-name="Text_20_body">
      <style:text-properties officeooo:rsid="003e0b71" officeooo:paragraph-rsid="006ddc56"/>
    </style:style>
    <style:style style:name="P28" style:family="paragraph" style:parent-style-name="Text_20_body">
      <style:text-properties officeooo:rsid="002299d5" officeooo:paragraph-rsid="006ddc56"/>
    </style:style>
    <style:style style:name="P29" style:family="paragraph" style:parent-style-name="Text_20_body">
      <style:text-properties officeooo:rsid="002e910f" officeooo:paragraph-rsid="006ddc56"/>
    </style:style>
    <style:style style:name="P30" style:family="paragraph" style:parent-style-name="Text_20_body">
      <style:text-properties officeooo:rsid="0030480f" officeooo:paragraph-rsid="006ddc56"/>
    </style:style>
    <style:style style:name="P31" style:family="paragraph" style:parent-style-name="Text_20_body">
      <style:text-properties officeooo:rsid="0030abdb" officeooo:paragraph-rsid="006ddc56"/>
    </style:style>
    <style:style style:name="P32" style:family="paragraph" style:parent-style-name="Text_20_body">
      <style:text-properties officeooo:rsid="0031b487" officeooo:paragraph-rsid="006ddc56"/>
    </style:style>
    <style:style style:name="P33" style:family="paragraph" style:parent-style-name="Text_20_body">
      <style:text-properties officeooo:rsid="002b0531" officeooo:paragraph-rsid="006ddc56"/>
    </style:style>
    <style:style style:name="P34" style:family="paragraph" style:parent-style-name="Text_20_body">
      <style:text-properties officeooo:rsid="00183d4c" officeooo:paragraph-rsid="006ddc56"/>
    </style:style>
    <style:style style:name="P35" style:family="paragraph" style:parent-style-name="Text_20_body">
      <style:text-properties officeooo:rsid="00194136" officeooo:paragraph-rsid="006ddc56"/>
    </style:style>
    <style:style style:name="P36" style:family="paragraph" style:parent-style-name="Text_20_body">
      <style:text-properties officeooo:rsid="00145546" officeooo:paragraph-rsid="006ddc56"/>
    </style:style>
    <style:style style:name="P37" style:family="paragraph" style:parent-style-name="Text_20_body">
      <style:text-properties officeooo:rsid="00357932" officeooo:paragraph-rsid="006ddc56"/>
    </style:style>
    <style:style style:name="P38" style:family="paragraph" style:parent-style-name="Text_20_body">
      <style:text-properties officeooo:rsid="0036db9a" officeooo:paragraph-rsid="006ddc56"/>
    </style:style>
    <style:style style:name="P39" style:family="paragraph" style:parent-style-name="Text_20_body">
      <style:text-properties officeooo:rsid="0036e0a3" officeooo:paragraph-rsid="006ddc56"/>
    </style:style>
    <style:style style:name="P40" style:family="paragraph" style:parent-style-name="Text_20_body">
      <style:text-properties officeooo:rsid="00360199" officeooo:paragraph-rsid="006ddc56"/>
    </style:style>
    <style:style style:name="P41" style:family="paragraph" style:parent-style-name="Text_20_body">
      <style:text-properties officeooo:paragraph-rsid="006ddc56"/>
    </style:style>
    <style:style style:name="P42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46" style:family="paragraph" style:parent-style-name="Text_20_body">
      <style:text-properties officeooo:paragraph-rsid="006f2f04"/>
    </style:style>
    <style:style style:name="P47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48" style:family="paragraph" style:parent-style-name="Text_20_body">
      <style:paragraph-properties fo:line-height="175%" fo:text-align="start" style:justify-single-word="false"/>
      <style:text-properties fo:font-size="24pt" officeooo:paragraph-rsid="006f2f04" style:font-size-asian="24pt" style:font-size-complex="24pt"/>
    </style:style>
    <style:style style:name="P49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50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51" style:family="paragraph" style:parent-style-name="Standard">
      <style:paragraph-properties fo:line-height="175%" fo:text-align="start" style:justify-single-word="false"/>
      <style:text-properties officeooo:paragraph-rsid="00726a6f"/>
    </style:style>
    <style:style style:name="P52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53" style:family="paragraph" style:parent-style-name="Standard">
      <style:paragraph-properties fo:line-height="175%" fo:text-align="justify" style:justify-single-word="false"/>
      <style:text-properties officeooo:paragraph-rsid="00726a6f"/>
    </style:style>
    <style:style style:name="P54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55" style:family="paragraph" style:parent-style-name="Standard">
      <style:paragraph-properties fo:line-height="175%" fo:text-align="start" style:justify-single-word="false"/>
      <style:text-properties officeooo:rsid="00237d19" officeooo:paragraph-rsid="00726a6f" style:font-name-asian="SimSun" style:font-size-asian="10.5pt"/>
    </style:style>
    <style:style style:name="P56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726a6f" style:font-name-asian="SimSun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726a6f" style:font-name-asian="SimSun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726a6f" style:font-name-asian="SimSun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6555b6" officeooo:paragraph-rsid="00726a6f" style:font-name-asian="SimSun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766630" officeooo:paragraph-rsid="00726a6f" style:font-name-asian="SimSun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6886bf" officeooo:paragraph-rsid="00726a6f" style:font-name-asian="SimSun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726a6f" style:font-name-asian="SimSun" style:font-size-asian="10.5pt" style:font-weight-asian="normal" style:font-weight-complex="normal"/>
    </style:style>
    <style:style style:name="P6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726a6f" style:font-name-asian="SimSun" style:font-size-asian="10.5pt" style:font-weight-asian="normal" style:font-weight-complex="normal"/>
    </style:style>
    <style:style style:name="P64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726a6f" style:font-name-asian="SimSun" style:font-size-asian="10.5pt"/>
    </style:style>
    <style:style style:name="P65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726a6f" style:font-name-asian="SimSun" style:font-size-asian="10.5pt"/>
    </style:style>
    <style:style style:name="P66" style:family="paragraph" style:parent-style-name="Standard">
      <style:paragraph-properties fo:line-height="175%" fo:text-align="start" style:justify-single-word="false"/>
      <style:text-properties style:font-name="SimSun" fo:font-size="10.5pt" officeooo:rsid="007325b7" officeooo:paragraph-rsid="00726a6f" style:font-name-asian="SimSun" style:font-size-asian="10.5pt"/>
    </style:style>
    <style:style style:name="P67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26a6f" style:font-name-asian="SimSun" style:font-size-asian="10.5pt"/>
    </style:style>
    <style:style style:name="P68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57db6" style:font-name-asian="SimSun" style:font-size-asian="10.5pt"/>
    </style:style>
    <style:style style:name="P6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7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26a6f" style:font-name-asian="SimSun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726a6f" style:font-name-asian="SimSun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26a6f" style:font-name-asian="SimSun" style:font-size-asian="10.5pt" style:font-weight-asian="bold" style:font-size-complex="10.5pt" style:font-weight-complex="bold"/>
    </style:style>
    <style:style style:name="P73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26a6f" style:font-name-asian="SimSun" style:font-size-asian="10.5pt" style:font-weight-asian="bold" style:font-size-complex="10.5pt"/>
    </style:style>
    <style:style style:name="P7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26a6f" style:font-name-asian="SimSun" style:font-size-asian="10.5pt" style:font-weight-asian="bold" style:font-size-complex="10.5pt" style:font-weight-complex="normal"/>
    </style:style>
    <style:style style:name="P7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26a6f" style:font-name-asian="SimSun" style:font-size-asian="10.5pt"/>
    </style:style>
    <style:style style:name="P77" style:family="paragraph" style:parent-style-name="Standard">
      <style:text-properties style:font-name="SimSun" fo:font-size="10.5pt" fo:font-weight="bold" officeooo:rsid="0046ee1c" officeooo:paragraph-rsid="006f2f04" style:font-name-asian="SimSun" style:font-size-asian="10.5pt" style:font-size-complex="16pt"/>
    </style:style>
    <style:style style:name="P7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66630" officeooo:paragraph-rsid="00726a6f" style:font-name-asian="SimSun" style:font-size-asian="12pt" style:font-weight-asian="bold" style:font-size-complex="10.5pt" style:font-weight-complex="normal"/>
    </style:style>
    <style:style style:name="P79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80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726a6f"/>
    </style:style>
    <style:style style:name="P81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82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726a6f" style:font-weight-asian="normal" style:font-weight-complex="normal"/>
    </style:style>
    <style:style style:name="P83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84" style:family="paragraph" style:parent-style-name="Standard">
      <style:paragraph-properties fo:line-height="175%" fo:text-align="start" style:justify-single-word="false"/>
      <style:text-properties officeooo:rsid="0048b7b5" officeooo:paragraph-rsid="00726a6f"/>
    </style:style>
    <style:style style:name="P85" style:family="paragraph" style:parent-style-name="Standard">
      <style:paragraph-properties fo:line-height="175%" fo:text-align="start" style:justify-single-word="false"/>
      <style:text-properties officeooo:rsid="00242511" officeooo:paragraph-rsid="00726a6f"/>
    </style:style>
    <style:style style:name="P86" style:family="paragraph" style:parent-style-name="Standard">
      <style:paragraph-properties fo:line-height="175%" fo:text-align="start" style:justify-single-word="false"/>
      <style:text-properties officeooo:rsid="0045d016" officeooo:paragraph-rsid="00726a6f"/>
    </style:style>
    <style:style style:name="P87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88" style:family="paragraph" style:parent-style-name="Standard">
      <style:paragraph-properties fo:line-height="175%" fo:text-align="start" style:justify-single-word="false"/>
      <style:text-properties fo:font-size="10.5pt" officeooo:paragraph-rsid="00726a6f"/>
    </style:style>
    <style:style style:name="P89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726a6f"/>
    </style:style>
    <style:style style:name="P90" style:family="paragraph" style:parent-style-name="Standard">
      <style:text-properties fo:font-size="10.5pt" officeooo:paragraph-rsid="006f2f04" style:font-size-asian="10.5pt" style:font-size-complex="10.5pt"/>
    </style:style>
    <style:style style:name="P91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92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93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94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95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96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97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98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99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00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01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02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726a6f" style:font-name-asian="SimSun" style:font-size-asian="10.5pt" style:font-weight-asian="normal" style:font-weight-complex="normal"/>
    </style:style>
    <style:style style:name="P103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726a6f" style:font-name-asian="SimSun" style:font-size-asian="10.5pt" style:font-weight-asian="normal" style:font-weight-complex="normal"/>
    </style:style>
    <style:style style:name="P104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05" style:family="paragraph" style:parent-style-name="Standard">
      <style:paragraph-properties fo:line-height="175%" fo:text-align="start" style:justify-single-word="false"/>
      <style:text-properties officeooo:rsid="004aa371" officeooo:paragraph-rsid="00726a6f"/>
    </style:style>
    <style:style style:name="P106" style:family="paragraph" style:parent-style-name="Standard">
      <style:paragraph-properties fo:line-height="175%" fo:text-align="start" style:justify-single-word="false"/>
      <style:text-properties officeooo:rsid="004b3fc1" officeooo:paragraph-rsid="00726a6f"/>
    </style:style>
    <style:style style:name="P107" style:family="paragraph" style:parent-style-name="Standard">
      <style:paragraph-properties fo:line-height="175%" fo:text-align="start" style:justify-single-word="false"/>
      <style:text-properties officeooo:rsid="004af632" officeooo:paragraph-rsid="00726a6f"/>
    </style:style>
    <style:style style:name="P108" style:family="paragraph" style:parent-style-name="Standard">
      <style:paragraph-properties fo:line-height="175%" fo:text-align="justify" style:justify-single-word="false"/>
      <style:text-properties officeooo:rsid="004f0415" officeooo:paragraph-rsid="00726a6f"/>
    </style:style>
    <style:style style:name="P109" style:family="paragraph" style:parent-style-name="Standard">
      <style:paragraph-properties fo:line-height="175%" fo:text-align="start" style:justify-single-word="false"/>
      <style:text-properties officeooo:rsid="004f0415" officeooo:paragraph-rsid="00726a6f"/>
    </style:style>
    <style:style style:name="P110" style:family="paragraph" style:parent-style-name="Standard">
      <style:paragraph-properties fo:line-height="175%" fo:text-align="justify" style:justify-single-word="false"/>
      <style:text-properties officeooo:rsid="0050abff" officeooo:paragraph-rsid="00726a6f"/>
    </style:style>
    <style:style style:name="P111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line-height="175%" fo:text-align="start" style:justify-single-word="false"/>
      <style:text-properties officeooo:rsid="001ccc32" officeooo:paragraph-rsid="00726a6f"/>
    </style:style>
    <style:style style:name="P114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15" style:family="paragraph" style:parent-style-name="Standard">
      <style:text-properties fo:font-size="14pt" officeooo:rsid="001a6fdd" officeooo:paragraph-rsid="00702490" style:font-size-asian="14pt" style:font-size-complex="14pt"/>
    </style:style>
    <style:style style:name="P116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17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18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19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20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21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22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23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24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25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26" style:family="paragraph" style:parent-style-name="Standard">
      <style:text-properties fo:font-size="16pt" officeooo:rsid="00711b5f" officeooo:paragraph-rsid="00711b5f" style:font-name-asian="SimSun" style:font-size-asian="10.5pt" style:font-size-complex="16pt"/>
    </style:style>
    <style:style style:name="P127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28" style:family="paragraph" style:parent-style-name="Standard">
      <style:text-properties style:font-name="Calibri" fo:font-size="10.5pt" officeooo:rsid="005e3390" officeooo:paragraph-rsid="006ddc56" style:font-name-asian="SimSun" style:font-size-asian="12pt" style:font-weight-asian="bold" style:font-size-complex="16pt"/>
    </style:style>
    <style:style style:name="P129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30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31" style:family="paragraph" style:parent-style-name="Standard">
      <style:paragraph-properties fo:line-height="175%" fo:text-align="justify" style:justify-single-word="false"/>
      <style:text-properties style:font-name="华文黑体" fo:font-size="10.5pt" fo:font-weight="normal" officeooo:rsid="0048b7b5" officeooo:paragraph-rsid="00726a6f" style:font-name-asian="华文黑体" style:font-size-asian="10.5pt" style:font-weight-asian="normal" style:font-size-complex="10.5pt" style:font-weight-complex="normal"/>
    </style:style>
    <style:style style:name="P132" style:family="paragraph" style:parent-style-name="Standard">
      <style:paragraph-properties fo:line-height="175%" fo:text-align="justify" style:justify-single-word="false"/>
      <style:text-properties style:font-name="华文黑体" fo:font-size="10.5pt" fo:font-weight="bold" officeooo:rsid="00766630" officeooo:paragraph-rsid="00726a6f" style:font-name-asian="华文黑体" style:font-size-asian="10.5pt" style:font-weight-asian="bold" style:font-size-complex="10.5pt" style:font-weight-complex="bold"/>
    </style:style>
    <style:style style:name="P133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34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35" style:family="paragraph" style:parent-style-name="Standard">
      <style:text-properties style:font-name="Liberation Serif" fo:font-size="10.5pt" officeooo:rsid="0009b383" officeooo:paragraph-rsid="0077981a" style:font-name-asian="Liberation Serif" style:font-size-asian="10.5pt" style:font-size-complex="10.5pt"/>
    </style:style>
    <style:style style:name="P136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37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38" style:family="paragraph" style:parent-style-name="Standard">
      <style:text-properties style:font-name="Liberation Serif" fo:font-size="10.5pt" officeooo:rsid="0077981a" officeooo:paragraph-rsid="0077981a" style:font-name-asian="Liberation Serif" style:font-size-asian="10.5pt" style:font-size-complex="10.5pt"/>
    </style:style>
    <style:style style:name="P139" style:family="paragraph" style:parent-style-name="Standard">
      <style:text-properties style:font-name="Liberation Serif" fo:font-size="10.5pt" officeooo:rsid="00783631" officeooo:paragraph-rsid="00783631" style:font-name-asian="Liberation Serif" style:font-size-asian="10.5pt" style:font-size-complex="10.5pt"/>
    </style:style>
    <style:style style:name="P140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41" style:family="paragraph" style:parent-style-name="Standard">
      <style:paragraph-properties fo:line-height="175%" fo:text-align="start" style:justify-single-word="false"/>
      <style:text-properties style:font-name="Liberation Sans" fo:font-size="18.2000007629395pt" fo:font-weight="bold" officeooo:rsid="0048b7b5" officeooo:paragraph-rsid="002a2968" style:font-name-asian="华文黑体1" style:font-size-asian="18.2000007629395pt" style:font-weight-asian="bold" style:font-name-complex="FreeSans" style:font-size-complex="18.2000007629395pt" style:font-weight-complex="bold"/>
    </style:style>
    <style:style style:name="P142" style:family="paragraph" style:parent-style-name="Standard">
      <style:text-properties style:font-name="Liberation Serif" fo:font-size="10.5pt" officeooo:rsid="00783631" officeooo:paragraph-rsid="00783631" style:font-name-asian="Liberation Serif" style:font-size-asian="10.5pt" style:font-size-complex="10.5pt"/>
    </style:style>
    <style:style style:name="P143" style:family="paragraph" style:parent-style-name="Standard">
      <style:text-properties style:font-name="Liberation Serif" fo:font-size="10.5pt" officeooo:rsid="007e0a04" officeooo:paragraph-rsid="007e0a04" style:font-name-asian="Liberation Serif" style:font-size-asian="10.5pt" style:font-size-complex="10.5pt"/>
    </style:style>
    <style:style style:name="P144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45" style:family="paragraph" style:parent-style-name="Standard">
      <style:text-properties style:font-name="Liberation Serif" fo:font-size="10.5pt" officeooo:rsid="0009b383" officeooo:paragraph-rsid="008380e2" style:font-name-asian="Liberation Serif" style:font-size-asian="10.5pt" style:font-size-complex="10.5pt"/>
    </style:style>
    <style:style style:name="P146" style:family="paragraph" style:parent-style-name="Standard">
      <style:text-properties style:font-name="Liberation Serif" fo:font-size="10.5pt" officeooo:rsid="000c0575" officeooo:paragraph-rsid="00836add" style:font-name-asian="Liberation Serif" style:font-size-asian="10.5pt" style:font-size-complex="10.5pt"/>
    </style:style>
    <style:style style:name="P147" style:family="paragraph" style:parent-style-name="Standard">
      <style:text-properties style:font-name="Liberation Serif" fo:font-size="10.5pt" officeooo:rsid="000c0575" officeooo:paragraph-rsid="008380e2" style:font-name-asian="Liberation Serif" style:font-size-asian="10.5pt" style:font-size-complex="10.5pt"/>
    </style:style>
    <style:style style:name="P148" style:family="paragraph" style:parent-style-name="Standard">
      <style:text-properties style:font-name="Liberation Serif" fo:font-size="10.5pt" officeooo:rsid="007f1872" officeooo:paragraph-rsid="00836add" style:font-name-asian="Liberation Serif" style:font-size-asian="10.5pt" style:font-size-complex="10.5pt"/>
    </style:style>
    <style:style style:name="P149" style:family="paragraph" style:parent-style-name="Standard">
      <style:text-properties style:font-name="Liberation Serif" fo:font-size="10.5pt" officeooo:rsid="007f1872" officeooo:paragraph-rsid="008380e2" style:font-name-asian="Liberation Serif" style:font-size-asian="10.5pt" style:font-size-complex="10.5pt"/>
    </style:style>
    <style:style style:name="P150" style:family="paragraph" style:parent-style-name="Standard">
      <style:text-properties style:font-name="Liberation Serif" fo:font-size="10.5pt" officeooo:rsid="00826d29" officeooo:paragraph-rsid="00836add" style:font-name-asian="Liberation Serif" style:font-size-asian="10.5pt" style:font-size-complex="10.5pt"/>
    </style:style>
    <style:style style:name="P151" style:family="paragraph" style:parent-style-name="Standard">
      <style:text-properties style:font-name="Liberation Serif" fo:font-size="10.5pt" officeooo:rsid="00836add" officeooo:paragraph-rsid="00836add" style:font-name-asian="Liberation Serif" style:font-size-asian="10.5pt" style:font-size-complex="10.5pt"/>
    </style:style>
    <style:style style:name="P152" style:family="paragraph" style:parent-style-name="Standard">
      <style:text-properties style:font-name="Liberation Serif" fo:font-size="10.5pt" officeooo:rsid="008380e2" officeooo:paragraph-rsid="008380e2" style:font-name-asian="Liberation Serif" style:font-size-asian="10.5pt" style:font-size-complex="10.5pt"/>
    </style:style>
    <style:style style:name="P153" style:family="paragraph" style:parent-style-name="Standard">
      <style:text-properties style:font-name="Liberation Serif" fo:font-size="10.5pt" officeooo:rsid="0083d65c" officeooo:paragraph-rsid="0083d65c" style:font-name-asian="Liberation Serif" style:font-size-asian="10.5pt" style:font-size-complex="10.5pt"/>
    </style:style>
    <style:style style:name="P154" style:family="paragraph" style:parent-style-name="Standard">
      <style:text-properties style:font-name="Liberation Serif" fo:font-size="10.5pt" officeooo:rsid="0083edc0" officeooo:paragraph-rsid="0083edc0" style:font-name-asian="Liberation Serif" style:font-size-asian="10.5pt" style:font-size-complex="10.5pt"/>
    </style:style>
    <style:style style:name="P155" style:family="paragraph" style:parent-style-name="Standard">
      <style:text-properties style:font-name="Liberation Serif" fo:font-size="10.5pt" officeooo:rsid="00846857" officeooo:paragraph-rsid="00846857" style:font-name-asian="Liberation Serif" style:font-size-asian="10.5pt" style:font-size-complex="10.5pt"/>
    </style:style>
    <style:style style:name="P156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7f1872" officeooo:paragraph-rsid="00836add" style:font-name-asian="Liberation Serif" style:font-size-asian="10.5pt" style:font-weight-asian="normal" style:font-size-complex="10.5pt" style:font-weight-complex="normal"/>
    </style:style>
    <style:style style:name="P157" style:family="paragraph" style:parent-style-name="Standard">
      <style:text-properties style:font-name="Liberation Serif" fo:font-size="10.5pt" fo:font-weight="normal" officeooo:rsid="007f1872" officeooo:paragraph-rsid="00836add" style:font-name-asian="Liberation Serif" style:font-size-asian="10.5pt" style:font-weight-asian="normal" style:font-size-complex="10.5pt" style:font-weight-complex="normal"/>
    </style:style>
    <style:style style:name="P158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826d29" officeooo:paragraph-rsid="00836add" style:font-name-asian="Liberation Serif" style:font-size-asian="10.5pt" style:font-weight-asian="normal" style:font-size-complex="10.5pt" style:font-weight-complex="normal"/>
    </style:style>
    <style:style style:name="P159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7f1872" officeooo:paragraph-rsid="00836add" style:font-name-asian="Liberation Serif" style:font-size-asian="10.5pt" style:font-weight-asian="normal" style:font-name-complex="FreeSans" style:font-size-complex="10.5pt" style:font-weight-complex="normal"/>
    </style:style>
    <style:style style:name="P160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7f1872" officeooo:paragraph-rsid="008380e2" style:font-name-asian="Liberation Serif" style:font-size-asian="10.5pt" style:font-weight-asian="normal" style:font-name-complex="FreeSans" style:font-size-complex="10.5pt" style:font-weight-complex="normal"/>
    </style:style>
    <style:style style:name="P161" style:family="paragraph" style:parent-style-name="Standard">
      <style:text-properties style:font-name="Liberation Serif" fo:font-size="10.5pt" fo:font-weight="bold" officeooo:rsid="0009b383" officeooo:paragraph-rsid="006f2f04" style:font-name-asian="Liberation Serif" style:font-size-asian="10.5pt" style:font-weight-asian="bold" style:font-size-complex="10.5pt" style:font-weight-complex="bold"/>
    </style:style>
    <style:style style:name="P162" style:family="paragraph" style:parent-style-name="Standard">
      <style:text-properties fo:font-size="14pt" officeooo:rsid="002415d0" officeooo:paragraph-rsid="00800af0" style:font-size-asian="14pt" style:font-size-complex="14pt"/>
    </style:style>
    <style:style style:name="P163" style:family="paragraph" style:parent-style-name="Standard">
      <style:text-properties fo:font-size="14pt" officeooo:rsid="007f1872" officeooo:paragraph-rsid="006ddc56" style:font-size-asian="14pt" style:font-size-complex="14pt"/>
    </style:style>
    <style:style style:name="P164" style:family="paragraph" style:parent-style-name="Standard">
      <style:text-properties fo:font-size="14pt" officeooo:rsid="007f1872" officeooo:paragraph-rsid="00800af0" style:font-size-asian="14pt" style:font-size-complex="14pt"/>
    </style:style>
    <style:style style:name="P165" style:family="paragraph" style:parent-style-name="Standard">
      <style:text-properties fo:font-size="14pt" officeooo:rsid="001c09e5" officeooo:paragraph-rsid="00800af0" style:font-size-asian="14pt" style:font-size-complex="14pt"/>
    </style:style>
    <style:style style:name="P166" style:family="paragraph" style:parent-style-name="Standard">
      <style:text-properties fo:color="#000000" fo:font-size="14pt" fo:font-weight="normal" officeooo:rsid="00800af0" officeooo:paragraph-rsid="00800af0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836add" style:font-name-asian="SimSun" style:font-size-asian="10.5pt" style:font-weight-asian="normal" style:font-weight-complex="normal"/>
    </style:style>
    <style:style style:name="P168" style:family="paragraph" style:parent-style-name="Standard">
      <style:paragraph-properties fo:line-height="175%" fo:text-align="start" style:justify-single-word="false"/>
      <style:text-properties style:font-name="Liberation Sans" fo:font-size="12pt" fo:font-weight="normal" officeooo:rsid="004dc20c" officeooo:paragraph-rsid="002a2968" style:font-name-asian="SimSun" style:font-size-asian="12pt" style:font-weight-asian="bold" style:font-name-complex="FreeSans" style:font-size-complex="12pt" style:font-weight-complex="normal"/>
    </style:style>
    <style:style style:name="P169" style:family="paragraph" style:parent-style-name="Standard">
      <style:paragraph-properties fo:line-height="175%" fo:text-align="start" style:justify-single-word="false"/>
      <style:text-properties style:font-name="Liberation Sans" fo:font-size="12pt" fo:font-weight="normal" officeooo:rsid="004dc20c" officeooo:paragraph-rsid="00836add" style:font-name-asian="SimSun" style:font-size-asian="12pt" style:font-weight-asian="bold" style:font-name-complex="FreeSans" style:font-size-complex="12pt" style:font-weight-complex="normal"/>
    </style:style>
    <style:style style:name="P170" style:family="paragraph" style:parent-style-name="Standard">
      <style:paragraph-properties fo:line-height="175%" fo:text-align="start" style:justify-single-word="false"/>
      <style:text-properties style:font-name="Liberation Sans" fo:font-size="18.2000007629395pt" fo:font-weight="bold" officeooo:rsid="0048b7b5" officeooo:paragraph-rsid="00836add" style:font-name-asian="华文黑体1" style:font-size-asian="18.2000007629395pt" style:font-weight-asian="bold" style:font-name-complex="FreeSans" style:font-size-complex="18.2000007629395pt" style:font-weight-complex="bold"/>
    </style:style>
    <style:style style:name="P171" style:family="paragraph" style:parent-style-name="Standard">
      <style:paragraph-properties fo:line-height="175%" fo:text-align="start" style:justify-single-word="false"/>
      <style:text-properties officeooo:paragraph-rsid="00836add"/>
    </style:style>
    <style:style style:name="P172" style:family="paragraph" style:parent-style-name="Standard">
      <style:paragraph-properties fo:line-height="175%" fo:text-align="justify" style:justify-single-word="false"/>
      <style:text-properties officeooo:paragraph-rsid="00836add"/>
    </style:style>
    <style:style style:name="P173" style:family="paragraph" style:parent-style-name="Standard">
      <style:paragraph-properties fo:line-height="175%" fo:text-align="start" style:justify-single-word="false"/>
      <style:text-properties officeooo:rsid="00237d19" officeooo:paragraph-rsid="00836add" style:font-name-asian="SimSun" style:font-size-asian="10.5pt"/>
    </style:style>
    <style:style style:name="P174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836add" style:font-weight-asian="normal" style:font-weight-complex="normal"/>
    </style:style>
    <style:style style:name="P175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836add" style:font-name-asian="SimSun" style:font-size-asian="10.5pt"/>
    </style:style>
    <style:style style:name="P176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836add" style:font-name-asian="SimSun" style:font-size-asian="10.5pt"/>
    </style:style>
    <style:style style:name="P17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836add" style:font-name-asian="SimSun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836add" style:font-name-asian="SimSun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836add" style:font-name-asian="SimSun" style:font-size-asian="12pt" style:font-weight-asian="bold" style:font-size-complex="12pt" style:font-weight-complex="normal"/>
    </style:style>
    <style:style style:name="P18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836add" style:font-name-asian="SimSun" style:font-size-asian="10.5pt" style:font-weight-asian="bold" style:font-size-complex="10.5pt" style:font-weight-complex="normal"/>
    </style:style>
    <style:style style:name="P18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836add" style:font-name-asian="SimSun" style:font-size-asian="10.5pt" style:font-weight-asian="normal" style:font-size-complex="10.5pt" style:font-weight-complex="normal"/>
    </style:style>
    <style:style style:name="P18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325b7" officeooo:paragraph-rsid="00836add" style:font-name-asian="SimSun" style:font-size-asian="10.5pt" style:font-weight-asian="normal" style:font-size-complex="10.5pt" style:font-weight-complex="normal"/>
    </style:style>
    <style:style style:name="P183" style:family="paragraph" style:parent-style-name="Heading_20_1">
      <style:text-properties officeooo:paragraph-rsid="00726a6f"/>
    </style:style>
    <style:style style:name="P184" style:family="paragraph" style:parent-style-name="Heading_20_1">
      <style:text-properties officeooo:rsid="0048b7b5" officeooo:paragraph-rsid="002a2968"/>
    </style:style>
    <style:style style:name="P185" style:family="paragraph" style:parent-style-name="Heading_20_1">
      <style:text-properties officeooo:paragraph-rsid="006ddc56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5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8" style:family="text">
      <style:text-properties fo:color="#000000" style:font-name="SimSun" fo:font-size="10.5pt" fo:font-weight="normal" style:font-weight-asian="normal" style:font-weight-complex="normal"/>
    </style:style>
    <style:style style:name="T19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0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1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2" style:family="text">
      <style:text-properties fo:color="#000000" officeooo:rsid="00237d19"/>
    </style:style>
    <style:style style:name="T23" style:family="text">
      <style:text-properties fo:color="#000000" officeooo:rsid="006a1204"/>
    </style:style>
    <style:style style:name="T24" style:family="text">
      <style:text-properties officeooo:rsid="00243411"/>
    </style:style>
    <style:style style:name="T25" style:family="text">
      <style:text-properties officeooo:rsid="004dc20c"/>
    </style:style>
    <style:style style:name="T26" style:family="text">
      <style:text-properties officeooo:rsid="0048b7b5"/>
    </style:style>
    <style:style style:name="T27" style:family="text">
      <style:text-properties style:font-name="SimSun"/>
    </style:style>
    <style:style style:name="T28" style:family="text">
      <style:text-properties style:font-name="SimSun" fo:font-size="12pt" fo:font-weight="bold"/>
    </style:style>
    <style:style style:name="T29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0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1" style:family="text">
      <style:text-properties style:font-name="SimSun" fo:font-size="12pt" fo:font-weight="bold" officeooo:rsid="00242511"/>
    </style:style>
    <style:style style:name="T32" style:family="text">
      <style:text-properties style:font-name="SimSun" fo:font-size="12pt" fo:font-weight="bold" officeooo:rsid="000cd07d"/>
    </style:style>
    <style:style style:name="T33" style:family="text">
      <style:text-properties style:font-name="SimSun" fo:font-size="12pt" fo:font-weight="bold" officeooo:rsid="00016671"/>
    </style:style>
    <style:style style:name="T34" style:family="text">
      <style:text-properties style:font-name="SimSun" fo:font-size="12pt" fo:font-weight="bold" style:font-weight-complex="bold"/>
    </style:style>
    <style:style style:name="T35" style:family="text">
      <style:text-properties style:font-name="SimSun" fo:font-size="12pt" fo:font-weight="bold" officeooo:rsid="000a380e" style:font-weight-complex="bold"/>
    </style:style>
    <style:style style:name="T36" style:family="text">
      <style:text-properties style:font-name="SimSun" fo:font-size="12pt" fo:font-weight="bold" officeooo:rsid="00242511" style:font-name-asian="方正苏新诗柳楷简体"/>
    </style:style>
    <style:style style:name="T37" style:family="text">
      <style:text-properties style:font-name="SimSun" fo:font-size="12pt" fo:font-weight="bold" officeooo:rsid="00021a14" style:font-name-asian="方正苏新诗柳楷简体"/>
    </style:style>
    <style:style style:name="T38" style:family="text">
      <style:text-properties style:font-name="SimSun" fo:font-size="12pt" fo:font-weight="bold" officeooo:rsid="00711b5f"/>
    </style:style>
    <style:style style:name="T39" style:family="text">
      <style:text-properties style:font-name="SimSun" fo:font-size="10.5pt"/>
    </style:style>
    <style:style style:name="T40" style:family="text">
      <style:text-properties style:font-name="SimSun" fo:font-size="10.5pt" style:font-name-asian="SimSun" style:font-size-asian="10.5pt"/>
    </style:style>
    <style:style style:name="T41" style:family="text">
      <style:text-properties style:font-name="SimSun" fo:font-size="10.5pt" officeooo:rsid="0009f6ae" style:font-name-asian="SimSun" style:font-size-asian="10.5pt"/>
    </style:style>
    <style:style style:name="T42" style:family="text">
      <style:text-properties style:font-name="SimSun" fo:font-size="10.5pt" officeooo:rsid="0048b7b5" style:font-name-asian="SimSun" style:font-size-asian="10.5pt"/>
    </style:style>
    <style:style style:name="T43" style:family="text">
      <style:text-properties style:font-name="SimSun" fo:font-size="10.5pt" officeooo:rsid="00265e91" style:font-name-asian="SimSun" style:font-size-asian="10.5pt"/>
    </style:style>
    <style:style style:name="T44" style:family="text">
      <style:text-properties style:font-name="SimSun" fo:font-size="10.5pt" officeooo:rsid="0045d016" style:font-name-asian="SimSun" style:font-size-asian="10.5pt"/>
    </style:style>
    <style:style style:name="T45" style:family="text">
      <style:text-properties style:font-name="SimSun" fo:font-size="10.5pt" officeooo:rsid="00444d06" style:font-name-asian="SimSun" style:font-size-asian="10.5pt"/>
    </style:style>
    <style:style style:name="T46" style:family="text">
      <style:text-properties style:font-name="SimSun" fo:font-size="10.5pt" officeooo:rsid="0046ee1c" style:font-name-asian="SimSun" style:font-size-asian="10.5pt"/>
    </style:style>
    <style:style style:name="T47" style:family="text">
      <style:text-properties style:font-name="SimSun" fo:font-size="10.5pt" officeooo:rsid="004f0415" style:font-name-asian="SimSun" style:font-size-asian="10.5pt"/>
    </style:style>
    <style:style style:name="T48" style:family="text">
      <style:text-properties style:font-name="SimSun" fo:font-size="10.5pt" style:font-name-asian="SimSun" style:font-size-asian="10.5pt" style:font-weight-asian="bold"/>
    </style:style>
    <style:style style:name="T49" style:family="text">
      <style:text-properties style:font-name="SimSun" fo:font-size="10.5pt" officeooo:rsid="00265e91" style:font-name-asian="SimSun" style:font-size-asian="10.5pt" style:font-weight-asian="bold"/>
    </style:style>
    <style:style style:name="T50" style:family="text">
      <style:text-properties style:font-name="SimSun" fo:font-size="10.5pt" officeooo:rsid="00766630" style:font-name-asian="SimSun" style:font-size-asian="10.5pt"/>
    </style:style>
    <style:style style:name="T51" style:family="text">
      <style:text-properties style:font-name="SimSun" fo:font-size="10.5pt" officeooo:rsid="007696a2" style:font-name-asian="SimSun" style:font-size-asian="10.5pt"/>
    </style:style>
    <style:style style:name="T52" style:family="text">
      <style:text-properties style:font-name="SimSun" fo:font-size="10.5pt" officeooo:rsid="00431f97"/>
    </style:style>
    <style:style style:name="T53" style:family="text">
      <style:text-properties style:font-name="SimSun" fo:font-size="10.5pt" officeooo:rsid="0048b7b5"/>
    </style:style>
    <style:style style:name="T54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55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56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57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58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59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0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1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2" style:family="text">
      <style:text-properties style:font-name="SimSun" fo:font-size="10.5pt" fo:font-weight="normal" officeooo:rsid="0074aca3" style:font-name-asian="SimSun" style:font-size-asian="10.5pt" style:font-weight-asian="normal" style:font-weight-complex="normal"/>
    </style:style>
    <style:style style:name="T63" style:family="text">
      <style:text-properties style:font-name="SimSun" fo:font-size="10.5pt" officeooo:rsid="0046ee1c"/>
    </style:style>
    <style:style style:name="T64" style:family="text">
      <style:text-properties style:font-name="SimSun" fo:font-size="10.5pt" fo:font-weight="bold" officeooo:rsid="006ac16b" style:font-name-asian="SimSun" style:font-size-asian="10.5pt" style:font-weight-asian="normal" style:font-size-complex="10.5pt" style:font-weight-complex="normal"/>
    </style:style>
    <style:style style:name="T65" style:family="text">
      <style:text-properties style:font-name="SimSun" fo:font-size="10.5pt" fo:font-weight="bold" officeooo:rsid="0048b7b5" style:font-name-asian="SimSun" style:font-size-asian="10.5pt" style:font-weight-asian="normal" style:font-size-complex="10.5pt" style:font-weight-complex="normal"/>
    </style:style>
    <style:style style:name="T66" style:family="text">
      <style:text-properties style:font-name="SimSun" fo:font-size="10.5pt" officeooo:rsid="00766630"/>
    </style:style>
    <style:style style:name="T67" style:family="text">
      <style:text-properties style:font-name="SimSun" officeooo:rsid="00089dd0"/>
    </style:style>
    <style:style style:name="T68" style:family="text">
      <style:text-properties style:font-name="SimSun" officeooo:rsid="00444d06"/>
    </style:style>
    <style:style style:name="T69" style:family="text">
      <style:text-properties style:font-name="SimSun" officeooo:rsid="0048b7b5"/>
    </style:style>
    <style:style style:name="T70" style:family="text">
      <style:text-properties style:font-name="SimSun" officeooo:rsid="0050abff"/>
    </style:style>
    <style:style style:name="T71" style:family="text">
      <style:text-properties style:font-name="SimSun" fo:font-weight="bold" officeooo:rsid="002768d2" style:font-name-asian="SimSun" style:font-weight-asian="bold" style:font-weight-complex="bold"/>
    </style:style>
    <style:style style:name="T72" style:family="text">
      <style:text-properties style:font-name="SimSun" fo:font-weight="bold" officeooo:rsid="006f2f04" style:font-name-asian="SimSun" style:font-weight-asian="bold" style:font-weight-complex="bold"/>
    </style:style>
    <style:style style:name="T73" style:family="text">
      <style:text-properties style:font-name-asian="SimSun" style:font-size-asian="12pt" style:font-weight-asian="bold"/>
    </style:style>
    <style:style style:name="T74" style:family="text">
      <style:text-properties officeooo:rsid="000cd07d" style:font-name-asian="SimSun" style:font-size-asian="12pt" style:font-weight-asian="bold"/>
    </style:style>
    <style:style style:name="T75" style:family="text">
      <style:text-properties officeooo:rsid="00016671" style:font-name-asian="SimSun" style:font-size-asian="12pt" style:font-weight-asian="bold"/>
    </style:style>
    <style:style style:name="T76" style:family="text">
      <style:text-properties officeooo:rsid="004dc20c" style:font-name-asian="SimSun" style:font-size-asian="10.5pt"/>
    </style:style>
    <style:style style:name="T77" style:family="text">
      <style:text-properties officeooo:rsid="00237d19" style:font-name-asian="SimSun" style:font-size-asian="10.5pt"/>
    </style:style>
    <style:style style:name="T78" style:family="text">
      <style:text-properties style:font-name="Calibri" fo:font-size="12pt" fo:font-weight="bold"/>
    </style:style>
    <style:style style:name="T79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80" style:family="text">
      <style:text-properties style:font-name="Calibri" fo:font-size="12pt" fo:font-weight="bold" officeooo:rsid="000cd07d"/>
    </style:style>
    <style:style style:name="T81" style:family="text">
      <style:text-properties style:font-name="Calibri" fo:font-size="10.5pt" style:font-name-asian="SimSun" style:font-size-asian="12pt" style:font-weight-asian="bold"/>
    </style:style>
    <style:style style:name="T82" style:family="text">
      <style:text-properties style:font-name="Calibri" fo:font-weight="bold" style:font-name-asian="SimSun" style:font-size-asian="12pt" style:font-weight-asian="bold"/>
    </style:style>
    <style:style style:name="T83" style:family="text">
      <style:text-properties style:font-name="Calibri" fo:font-weight="bold" officeooo:rsid="006ddc56" style:font-name-asian="SimSun" style:font-size-asian="12pt" style:font-weight-asian="bold"/>
    </style:style>
    <style:style style:name="T84" style:family="text">
      <style:text-properties style:font-name="Calibri" officeooo:rsid="00021a14" style:font-name-asian="SimSun" style:font-size-asian="12pt" style:font-weight-asian="bold"/>
    </style:style>
    <style:style style:name="T85" style:family="text">
      <style:text-properties fo:font-weight="bold" style:font-name-asian="SimSun" style:font-size-asian="12pt" style:font-weight-asian="bold" style:font-weight-complex="bold"/>
    </style:style>
    <style:style style:name="T86" style:family="text">
      <style:text-properties fo:font-weight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8380e2" style:font-weight-asian="bold" style:font-weight-complex="bold"/>
    </style:style>
    <style:style style:name="T89" style:family="text">
      <style:text-properties fo:font-weight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48b7b5" style:font-weight-asian="normal" style:font-weight-complex="normal"/>
    </style:style>
    <style:style style:name="T92" style:family="text">
      <style:text-properties fo:font-weight="normal" officeooo:rsid="00757db6" style:font-weight-asian="normal" style:font-weight-complex="normal"/>
    </style:style>
    <style:style style:name="T93" style:family="text">
      <style:text-properties officeooo:rsid="004af632"/>
    </style:style>
    <style:style style:name="T94" style:family="text">
      <style:text-properties officeooo:rsid="0050abff"/>
    </style:style>
    <style:style style:name="T95" style:family="text">
      <style:text-properties officeooo:rsid="002a8267"/>
    </style:style>
    <style:style style:name="T96" style:family="text">
      <style:text-properties officeooo:rsid="002d7979"/>
    </style:style>
    <style:style style:name="T97" style:family="text">
      <style:text-properties officeooo:rsid="002e65be"/>
    </style:style>
    <style:style style:name="T98" style:family="text">
      <style:text-properties officeooo:rsid="002e910f"/>
    </style:style>
    <style:style style:name="T99" style:family="text">
      <style:text-properties officeooo:rsid="0030480f"/>
    </style:style>
    <style:style style:name="T100" style:family="text">
      <style:text-properties officeooo:rsid="0030abdb"/>
    </style:style>
    <style:style style:name="T101" style:family="text">
      <style:text-properties officeooo:rsid="00331e1d"/>
    </style:style>
    <style:style style:name="T102" style:family="text">
      <style:text-properties officeooo:rsid="0033d1b0"/>
    </style:style>
    <style:style style:name="T103" style:family="text">
      <style:text-properties officeooo:rsid="00357932"/>
    </style:style>
    <style:style style:name="T104" style:family="text">
      <style:text-properties officeooo:rsid="00360199"/>
    </style:style>
    <style:style style:name="T105" style:family="text">
      <style:text-properties officeooo:rsid="0036db9a"/>
    </style:style>
    <style:style style:name="T106" style:family="text">
      <style:text-properties officeooo:rsid="0036e0a3"/>
    </style:style>
    <style:style style:name="T107" style:family="text">
      <style:text-properties officeooo:rsid="003e0b71"/>
    </style:style>
    <style:style style:name="T108" style:family="text">
      <style:text-properties officeooo:rsid="005e3390"/>
    </style:style>
    <style:style style:name="T109" style:family="text">
      <style:text-properties officeooo:rsid="005edaf0"/>
    </style:style>
    <style:style style:name="T110" style:family="text">
      <style:text-properties officeooo:rsid="006555b6"/>
    </style:style>
    <style:style style:name="T111" style:family="text">
      <style:text-properties officeooo:rsid="006a1204"/>
    </style:style>
    <style:style style:name="T112" style:family="text">
      <style:text-properties officeooo:rsid="006ac16b"/>
    </style:style>
    <style:style style:name="T113" style:family="text">
      <style:text-properties officeooo:rsid="006c6925"/>
    </style:style>
    <style:style style:name="T114" style:family="text">
      <style:text-properties officeooo:rsid="006d581e"/>
    </style:style>
    <style:style style:name="T115" style:family="text">
      <style:text-properties officeooo:rsid="002415d0"/>
    </style:style>
    <style:style style:name="T116" style:family="text">
      <style:text-properties officeooo:rsid="001c7332"/>
    </style:style>
    <style:style style:name="T117" style:family="text">
      <style:text-properties officeooo:rsid="006ddc56"/>
    </style:style>
    <style:style style:name="T118" style:family="text">
      <style:text-properties officeooo:rsid="006f2f04"/>
    </style:style>
    <style:style style:name="T119" style:family="text">
      <style:text-properties officeooo:rsid="00016671"/>
    </style:style>
    <style:style style:name="T120" style:family="text">
      <style:text-properties officeooo:rsid="000cd07d"/>
    </style:style>
    <style:style style:name="T121" style:family="text">
      <style:text-properties officeooo:rsid="0007e50c"/>
    </style:style>
    <style:style style:name="T122" style:family="text">
      <style:text-properties officeooo:rsid="00016671" style:font-name-asian="华文黑体"/>
    </style:style>
    <style:style style:name="T123" style:family="text">
      <style:text-properties officeooo:rsid="0077981a" style:font-name-asian="华文黑体"/>
    </style:style>
    <style:style style:name="T124" style:family="text">
      <style:text-properties officeooo:rsid="0007e50c" style:font-name-asian="华文黑体"/>
    </style:style>
    <style:style style:name="T125" style:family="text">
      <style:text-properties officeooo:rsid="000c0575"/>
    </style:style>
    <style:style style:name="T126" style:family="text">
      <style:text-properties officeooo:rsid="0003d3eb"/>
    </style:style>
    <style:style style:name="T127" style:family="text">
      <style:text-properties officeooo:rsid="0001bd62"/>
    </style:style>
    <style:style style:name="T128" style:family="text">
      <style:text-properties officeooo:rsid="00021a14"/>
    </style:style>
    <style:style style:name="T129" style:family="text">
      <style:text-properties officeooo:rsid="000d9a67"/>
    </style:style>
    <style:style style:name="T130" style:family="text">
      <style:text-properties officeooo:rsid="00766630"/>
    </style:style>
    <style:style style:name="T131" style:family="text">
      <style:text-properties officeooo:rsid="007325b7"/>
    </style:style>
    <style:style style:name="T132" style:family="text">
      <style:text-properties officeooo:rsid="0074aca3"/>
    </style:style>
    <style:style style:name="T133" style:family="text">
      <style:text-properties style:font-name="华文黑体" fo:font-weight="normal"/>
    </style:style>
    <style:style style:name="T134" style:family="text">
      <style:text-properties style:font-name="华文黑体" fo:font-weight="normal" style:font-name-asian="华文黑体"/>
    </style:style>
    <style:style style:name="T135" style:family="text">
      <style:text-properties style:font-name="华文黑体" fo:font-weight="normal" officeooo:rsid="00799bc5" style:font-name-asian="华文黑体"/>
    </style:style>
    <style:style style:name="T136" style:family="text">
      <style:text-properties officeooo:rsid="006ac16b" style:font-size-asian="10.5pt" style:font-weight-asian="normal"/>
    </style:style>
    <style:style style:name="T137" style:family="text">
      <style:text-properties officeooo:rsid="007696a2"/>
    </style:style>
    <style:style style:name="T138" style:family="text">
      <style:text-properties officeooo:rsid="0073c5aa"/>
    </style:style>
    <style:style style:name="T139" style:family="text">
      <style:text-properties officeooo:rsid="00757db6"/>
    </style:style>
    <style:style style:name="T140" style:family="text">
      <style:text-properties officeooo:rsid="0077981a"/>
    </style:style>
    <style:style style:name="T141" style:family="text">
      <style:text-properties officeooo:rsid="0077981a" style:font-name-asian="华文黑体"/>
    </style:style>
    <style:style style:name="T142" style:family="text">
      <style:text-properties officeooo:rsid="007f1872"/>
    </style:style>
    <style:style style:name="T143" style:family="text">
      <style:text-properties officeooo:rsid="0081f552"/>
    </style:style>
    <style:style style:name="T144" style:family="text">
      <style:text-properties officeooo:rsid="00836add"/>
    </style:style>
    <style:style style:name="T145" style:family="text">
      <style:text-properties officeooo:rsid="0083edc0"/>
    </style:style>
    <style:style style:name="T146" style:family="text">
      <style:text-properties officeooo:rsid="00846857"/>
    </style:style>
    <style:style style:name="T147" style:family="text">
      <style:text-properties officeooo:rsid="008479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14">主要况：</text:p>
      <text:p text:style-name="P114"><text:span text:style-name="T115">1、</text:span>发表作品 <text:s text:c="25"/>罗</text:p>
      <text:p text:style-name="P114"><text:span text:style-name="T115">2、</text:span>视频投稿</text:p>
      <text:p text:style-name="P114"><text:span text:style-name="T115">3、</text:span>动态发布</text:p>
      <text:p text:style-name="P114"><text:span text:style-name="T115">4、</text:span>听歌 <text:s text:c="32"/>廖</text:p>
      <text:p text:style-name="P114"><text:span text:style-name="T115">5、</text:span>看视频</text:p>
      <text:p text:style-name="P114"><text:s text:c="25"/></text:p>
      <text:p text:style-name="P114"><text:span text:style-name="T115">7、</text:span>首页推广 <text:s text:c="23"/><text:span text:style-name="T142">肖</text:span></text:p>
      <text:p text:style-name="P114"><text:span text:style-name="T115">8、</text:span>广告管理</text:p>
      <text:p text:style-name="P163"/>
      <text:p text:style-name="P114"/>
      <text:p text:style-name="P114">支持用况：</text:p>
      <text:p text:style-name="P114"><text:span text:style-name="T143">9、</text:span>申请音乐<text:span text:style-name="T116">人（审核者、申请人） <text:s text:c="3"/>罗 </text:span><text:s text:c="38"/></text:p>
      <text:p text:style-name="P114"><text:span text:style-name="T115">10、</text:span>私信 <text:s text:c="50"/><text:span text:style-name="T117">肖</text:span> <text:s text:c="26"/></text:p>
      <text:p text:style-name="P114"><text:span text:style-name="T115">11、</text:span>购买vip <text:s/></text:p>
      <text:p text:style-name="P115"><text:span text:style-name="T115">12、</text:span>帐号管理 <text:s text:c="2"/></text:p>
      <text:p text:style-name="P115"><text:span text:style-name="T115">6、</text:span>歌单发布 <text:s text:c="17"/></text:p>
      <text:p text:style-name="P46"/>
      <text:p text:style-name="P165">包含用况：</text:p>
      <text:p text:style-name="P162"><text:span text:style-name="T143">13</text:span>、账户登录 <text:s text:c="21"/>廖</text:p>
      <text:p text:style-name="P164">1<text:span text:style-name="T143">4</text:span>、搜索</text:p>
      <text:p text:style-name="P166">1<text:span text:style-name="T143">5</text:span>、内容审核（歌曲、视频</text:p>
      <text:p text:style-name="P166">歌单）</text:p>
      <text:p text:style-name="P3"/>
      <text:p text:style-name="P4"/>
      <text:p text:style-name="P43"/>
      <text:p text:style-name="P9"/>
      <text:p text:style-name="P128"/>
      <text:p text:style-name="P124"/>
      <text:p text:style-name="P111"/>
      <text:p text:style-name="P42"/>
      <text:p text:style-name="P1"/>
      <text:h text:style-name="P183" text:outline-level="1">用况<text:span text:style-name="T26">一：发行作品</text:span></text:h>
      <text:p text:style-name="P51"><text:span text:style-name="T28">1.</text:span><text:span text:style-name="T73">简略描述</text:span><text:span text:style-name="T78">:</text:span></text:p>
      <text:p text:style-name="P55"><text:soft-page-break/>该用况描述了<text:span text:style-name="T19">作者</text:span><text:span text:style-name="T108">如何发表自己的原创作品。</text:span></text:p>
      <text:p text:style-name="P51"><text:span text:style-name="T28">2. </text:span><text:span text:style-name="T73">参与者：</text:span></text:p>
      <text:p text:style-name="P103">作者<text:span text:style-name="T113">(Composer)、审核人、申请人</text:span></text:p>
      <text:p text:style-name="P51"><text:span text:style-name="T28">3. </text:span><text:span text:style-name="T73">用况图</text:span></text:p>
      <text:p text:style-name="P53"><text:span text:style-name="T30">4</text:span><text:span text:style-name="T29">. </text:span><text:span text:style-name="T85">前置条件：</text:span></text:p>
      <text:p text:style-name="P82"><text:span text:style-name="T50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3">基本流</text:span></text:p>
      <text:p text:style-name="P131">{准备上传}</text:p>
      <text:p text:style-name="P131"><text:span text:style-name="T130"><text:s text:c="6"/>1. </text:span>执行子流<text:span text:style-name="T130">“音乐人申请”。</text:span></text:p>
      <text:p text:style-name="P51"><text:span text:style-name="T66">2</text:span><text:span text:style-name="T39">. </text:span><text:span text:style-name="T14">作者</text:span><text:span text:style-name="T52">选择上传作品选项，启动用况。</text:span></text:p>
      <text:p text:style-name="P51"><text:span text:style-name="T53">{</text:span><text:span text:style-name="T52">阅读协议</text:span><text:span text:style-name="T53">}</text:span></text:p>
      <text:p text:style-name="P84"><text:span text:style-name="T52"><text:s text:c="8"/></text:span><text:span text:style-name="T66">3</text:span><text:span text:style-name="T52">. 系统转到阅读协议界面</text:span><text:span text:style-name="T39">，</text:span><text:span text:style-name="T14">作者</text:span><text:span text:style-name="T39">选择同意选项以及下一步选项。</text:span></text:p>
      <text:p text:style-name="P85"><text:span text:style-name="T50">4</text:span><text:span text:style-name="T40">.系统转到</text:span><text:span text:style-name="T43">填写作品详细信息界面</text:span></text:p>
      <text:p text:style-name="P84"><text:span text:style-name="T50">5</text:span><text:span text:style-name="T43">.</text:span><text:span text:style-name="T14">作者</text:span><text:span text:style-name="T43">选择添加文件选项</text:span><text:span text:style-name="T40">。</text:span></text:p>
      <text:p text:style-name="P84"><text:span text:style-name="T43">{选择上传文件</text:span><text:span text:style-name="T40">}</text:span></text:p>
      <text:p text:style-name="P86"><text:span text:style-name="T42"><text:s text:c="8"/></text:span><text:span text:style-name="T50">6</text:span><text:span text:style-name="T43">. 作者</text:span><text:span text:style-name="T40">选中已经录好的歌曲，选择确定上传。</text:span></text:p>
      <text:p text:style-name="P86"><text:span text:style-name="T40">{作品初审}</text:span><text:span text:style-name="T43"> <text:s text:c="2"/></text:span></text:p>
      <text:p text:style-name="P113"><text:span text:style-name="T44"><text:s text:c="8"/></text:span><text:span text:style-name="T50">7</text:span><text:span text:style-name="T40">. </text:span><text:span text:style-name="T14">作者</text:span><text:span text:style-name="T40">填写对应</text:span><text:span text:style-name="T45">的作品信息：作品的名称、类型、版本</text:span><text:span text:style-name="T46">（精选辑、合辑、拼盘、demo...）</text:span><text:span text:style-name="T44">、语种、风格、描述、（曲作者、词作者、歌词选填）、</text:span><text:span text:style-name="T45">封面图片。</text:span></text:p>
      <text:p text:style-name="P84"><text:span text:style-name="T50">8</text:span><text:span text:style-name="T45">. </text:span><text:span text:style-name="T14">作者</text:span><text:span text:style-name="T45">选择确认提交</text:span><text:span text:style-name="T40">。</text:span></text:p>
      <text:p text:style-name="P64">{作品审核中}</text:p>
      <text:p text:style-name="P64"><text:s text:c="8"/><text:span text:style-name="T130">9</text:span>. 系统界面显示“作品审核中...”。</text:p>
      <text:p text:style-name="P66">{审核}</text:p>
      <text:p text:style-name="P67"><text:s text:c="7"/><text:span text:style-name="T130">10</text:span>. 包含用<text:span text:style-name="T139">况“UGC审核”用于审核作品。</text:span></text:p>
      <text:p text:style-name="P65">{查看作品详情}</text:p>
      <text:p text:style-name="P65"><text:s text:c="7"/>1<text:span text:style-name="T139">1</text:span>. 作者在个人主页上查看已通过审核作品详情，包含评论、听众数量等其他歌曲基本信息。</text:p>
      <text:p text:style-name="P64">{用况终止}</text:p>
      <text:p text:style-name="P64"><text:s text:c="6"/>1<text:span text:style-name="T139">2</text:span>. 用况结束。</text:p>
      <text:p text:style-name="P88"/>
      <text:p text:style-name="P53"><text:span text:style-name="T31">6</text:span><text:span text:style-name="T28">. </text:span><text:span text:style-name="T81">备选流</text:span></text:p>
      <text:p text:style-name="P72"><text:soft-page-break/>6.<text:span text:style-name="T109">1</text:span> 作品初步审核</text:p>
      <text:p text:style-name="P70">在{作品初审}处，如果上传的文件音质低于320KBps，则</text:p>
      <text:p text:style-name="P70">1. 界面显示上传失败以及详情。</text:p>
      <text:p text:style-name="P70">2. 如果作者选择重新上传选项，则用况重新回到基本流的{选择上传文件}处。</text:p>
      <text:p text:style-name="P76">3. 用况重新回到基本流的{用况终止}处。</text:p>
      <text:p text:style-name="P74">6.<text:span text:style-name="T109">2</text:span> <text:s/>协议签订</text:p>
      <text:p text:style-name="P70">在{阅读协议}处，如果<text:span text:style-name="T110">作者</text:span>选择推出选项，则</text:p>
      <text:p text:style-name="P70">1. 用况重新回到基本流的{用况终止}处。</text:p>
      <text:p text:style-name="P75">6.<text:span text:style-name="T139">3</text:span> 审核未通过</text:p>
      <text:p text:style-name="P70">在<text:span text:style-name="T110">{审核回馈}处，如果审核未通过，则</text:span></text:p>
      <text:p text:style-name="P70">1. <text:s/><text:span text:style-name="T110">作者收到私信，被告知上传的作品未通过审核。</text:span></text:p>
      <text:p text:style-name="P70"><text:span text:style-name="T112">2</text:span>. 用况重新回到基本流的{用况终止}处。</text:p>
      <text:p text:style-name="P75">6.<text:span text:style-name="T139">4 已是音乐人身份</text:span></text:p>
      <text:p text:style-name="P70">在<text:span text:style-name="T110">{准备上传}处，如果作者已经是音乐人，则</text:span></text:p>
      <text:p text:style-name="P70"><text:span text:style-name="T135">1</text:span><text:span text:style-name="T134">. </text:span>用况恢复到系统中断处。</text:p>
      <text:p text:style-name="P70"/>
      <text:p text:style-name="P78"><text:span text:style-name="T136">7.</text:span><text:span text:style-name="T133">子流</text:span></text:p>
      <text:p text:style-name="P132">7.1音乐人申请</text:p>
      <text:p text:style-name="P59">1. 申请人选择晕人申请选项<text:span text:style-name="T130">。</text:span></text:p>
      <text:p text:style-name="P60">2. 系统跳转到信息填写界面。</text:p>
      <text:p text:style-name="P60">3. 申请人填写个人基础信息<text:span text:style-name="T137">（艺名、性别（男，女，团体）、歌手图片、流派风格、介绍；真实姓名、邮箱、国籍、有效证件号）。</text:span></text:p>
      <text:p text:style-name="P84"><text:span text:style-name="T51">4</text:span><text:span text:style-name="T43">.</text:span><text:span text:style-name="T14">申请人</text:span><text:span text:style-name="T43">选择添加文件选项</text:span><text:span text:style-name="T40">。</text:span></text:p>
      <text:p text:style-name="P84"><text:span text:style-name="T43">{选择上传文件</text:span><text:span text:style-name="T40">}</text:span></text:p>
      <text:p text:style-name="P86"><text:span text:style-name="T42"><text:s text:c="8"/></text:span><text:span text:style-name="T50">6</text:span><text:span text:style-name="T43">. </text:span><text:span text:style-name="T14">申请人</text:span><text:span text:style-name="T40">选中已经录好的歌曲，选择确定上传。</text:span></text:p>
      <text:p text:style-name="P86"><text:span text:style-name="T40">{作品初审}</text:span><text:span text:style-name="T43"> <text:s text:c="2"/></text:span></text:p>
      <text:p text:style-name="P113"><text:span text:style-name="T44"><text:s text:c="8"/></text:span><text:span text:style-name="T50">7</text:span><text:span text:style-name="T40">. </text:span><text:span text:style-name="T14">申请人</text:span><text:span text:style-name="T40">填写对应</text:span><text:span text:style-name="T45">的作品信息：作品的名称、类型、版本</text:span><text:span text:style-name="T46">（精选辑、合辑、拼盘、demo...）</text:span><text:span text:style-name="T44">、语种、风格、描述、（曲作者、词作者、歌词选填）、</text:span><text:span text:style-name="T45">封面图片。</text:span></text:p>
      <text:p text:style-name="P84"><text:span text:style-name="T50">8</text:span><text:span text:style-name="T45">. </text:span><text:span text:style-name="T14">申请人</text:span><text:span text:style-name="T45">选择确认提交</text:span><text:span text:style-name="T40">。</text:span></text:p>
      <text:p text:style-name="P64">{提交审核中}</text:p>
      <text:p text:style-name="P64"><text:soft-page-break/><text:s text:c="8"/><text:span text:style-name="T130">9</text:span>. 系统界面显示“作品审核中...”。</text:p>
      <text:p text:style-name="P66">{审核}</text:p>
      <text:p text:style-name="P68"><text:s text:c="7"/><text:span text:style-name="T139">10. </text:span>包含用<text:span text:style-name="T139">况“UGC审核”用于审核作品。</text:span></text:p>
      <text:p text:style-name="P61">1<text:span text:style-name="T139">1</text:span>. 申请人在个人主页上查看已通过审核作品详情，包含评论、听众数量等其他歌曲基本信息。</text:p>
      <text:p text:style-name="P70"/>
      <text:p text:style-name="P88"/>
      <text:h text:style-name="P183" text:outline-level="1">用况<text:span text:style-name="T26">二：发布动态</text:span></text:h>
      <text:p text:style-name="P51"><text:span text:style-name="T28">1.</text:span><text:span text:style-name="T73">简略描述</text:span><text:span text:style-name="T78">:</text:span></text:p>
      <text:p text:style-name="P55">该用况描述了<text:span text:style-name="T18">发表者</text:span>如何<text:span text:style-name="T26">向社区发表自己想要表达展示的东西。</text:span></text:p>
      <text:p text:style-name="P51"><text:span text:style-name="T28">2. </text:span><text:span text:style-name="T73">参与者：</text:span></text:p>
      <text:p text:style-name="P102">发表者<text:span text:style-name="T114">(</text:span><text:bookmark-start text:name="__DdeLink__1684_433274156"/><text:span text:style-name="T114">Publisher</text:span><text:bookmark-end text:name="__DdeLink__1684_433274156"/><text:span text:style-name="T114">)</text:span></text:p>
      <text:p text:style-name="P51"><text:span text:style-name="T28">3. </text:span><text:span text:style-name="T73">用况图</text:span></text:p>
      <text:p text:style-name="P53"><text:span text:style-name="T30">4</text:span><text:span text:style-name="T29">. </text:span><text:span text:style-name="T85">前置条件：</text:span></text:p>
      <text:p text:style-name="P82"><text:span text:style-name="T42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3">基本流</text:span></text:p>
      <text:p text:style-name="P88"><text:span text:style-name="T67">1</text:span><text:span text:style-name="T27">. </text:span><text:span text:style-name="T20">发表者</text:span><text:span text:style-name="T69">选择发动态选项</text:span></text:p>
      <text:p text:style-name="P89"><text:span text:style-name="T69">{发布动态</text:span><text:span text:style-name="T27">}</text:span></text:p>
      <text:p text:style-name="P80"><text:s text:c="7"/>2. <text:span text:style-name="T13">发表者</text:span>进入编辑动态界面</text:p>
      <text:p text:style-name="P84">3.<text:span text:style-name="T15">发表者</text:span>选择性的编辑文字、添加图片、配上音乐。</text:p>
      <text:p text:style-name="P105">4. <text:span text:style-name="T15">发表者</text:span>选择发送选项。</text:p>
      <text:p text:style-name="P106">{发布成功}</text:p>
      <text:p text:style-name="P105"><text:s text:c="8"/>5. 跳到朋友动态界面<text:span text:style-name="T93">，第一条显示就是刚刚发送的动态。</text:span></text:p>
      <text:p text:style-name="P107">6. 用况终止。</text:p>
      <text:p text:style-name="P51"/>
      <text:p text:style-name="P53"><text:span text:style-name="T31">6</text:span><text:span text:style-name="T28">. </text:span><text:span text:style-name="T81">备选流</text:span></text:p>
      <text:p text:style-name="P72">6.1 发布视频</text:p>
      <text:p text:style-name="P51"><text:span text:style-name="T54">在{发布动态}</text:span><text:span text:style-name="T55">处，如果</text:span><text:span text:style-name="T17">发表者</text:span><text:span text:style-name="T55">选择了发布视频，则</text:span></text:p>
      <text:p text:style-name="P56"><text:soft-page-break/>1. 界面显示本地视频。</text:p>
      <text:p text:style-name="P56">2. <text:span text:style-name="T22">发表者</text:span>选择在时间长度在5s到5min之间的小视频，选择选项确定。</text:p>
      <text:p text:style-name="P56">3. 转到编辑视频信息界面。</text:p>
      <text:p text:style-name="P51"><text:span text:style-name="T56">4. </text:span><text:span text:style-name="T17">发表者</text:span><text:span text:style-name="T56">填写视频标题，选择性描述</text:span><text:span text:style-name="T57">、</text:span><text:span text:style-name="T56">添加视频中的音乐、标签</text:span><text:span text:style-name="T57">（搞笑、鬼畜、二次元、科技...）。选择选项确定。</text:span></text:p>
      <text:p text:style-name="P57">5. 用况恢复到基本流的{发布成功}处。</text:p>
      <text:p text:style-name="P57"/>
      <text:p text:style-name="P57"/>
      <text:p text:style-name="P57"/>
      <text:p text:style-name="P57"/>
      <text:p text:style-name="P57"><text:span text:style-name="T25">//</text:span>新人剪辑播放量主要来自大数据推荐，别人看了类似的，给他推荐过去。火的题材人多，播放量就多了</text:p>
      <text:p text:style-name="P57">另外标题是否吸引人，封面的作用，标签是否涵盖的全面（以保证有人搜相关内容的时候可以看到，当然标题里已经出现过的就不必写在标签里了）</text:p>
      <text:h text:style-name="P183" text:outline-level="1">用况<text:span text:style-name="T25">三：视频投稿 <text:s/></text:span></text:h>
      <text:p text:style-name="P51"><text:span text:style-name="T28">1.</text:span><text:span text:style-name="T73">简略描述</text:span><text:span text:style-name="T78">:</text:span></text:p>
      <text:p text:style-name="P51"><text:span text:style-name="T77">该用况描述了</text:span><text:span text:style-name="T15">原创</text:span><text:span text:style-name="T16">者</text:span><text:span text:style-name="T77">如何</text:span><text:span text:style-name="T76">将自己的原创视频上传至平台。</text:span></text:p>
      <text:p text:style-name="P51"><text:span text:style-name="T28">2. </text:span><text:span text:style-name="T73">参与者：</text:span></text:p>
      <text:p text:style-name="P102">原创<text:span text:style-name="T111">者(</text:span><text:bookmark-start text:name="__DdeLink__1686_433274156"/><text:span text:style-name="T111">OriginalAuthor</text:span><text:bookmark-end text:name="__DdeLink__1686_433274156"/><text:span text:style-name="T111">)</text:span></text:p>
      <text:p text:style-name="P51"><text:span text:style-name="T28">3. </text:span><text:span text:style-name="T73">用况图</text:span></text:p>
      <text:p text:style-name="P53"><text:span text:style-name="T30">4</text:span><text:span text:style-name="T29">. </text:span><text:span text:style-name="T85">前置条件：</text:span></text:p>
      <text:p text:style-name="P82"><text:span text:style-name="T42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3">基本流</text:span></text:p>
      <text:p text:style-name="P88"><text:span text:style-name="T67">1</text:span><text:span text:style-name="T27">. </text:span><text:span text:style-name="T20">原创</text:span><text:span text:style-name="T21">者</text:span><text:span text:style-name="T69">选择视频投稿选项</text:span><text:span text:style-name="T70">。</text:span></text:p>
      <text:p text:style-name="P71">{阅读协议}</text:p>
      <text:p text:style-name="P84"><text:span text:style-name="T52"><text:s text:c="8"/>2. 系统跳转到阅读协议界面</text:span><text:span text:style-name="T39">，</text:span><text:span text:style-name="T15">原创</text:span><text:span text:style-name="T16">者</text:span><text:span text:style-name="T39">选择同意选项。</text:span></text:p>
      <text:p text:style-name="P70">{选择上传文件}</text:p>
      <text:p text:style-name="P85"><text:span text:style-name="T42"><text:s text:c="8"/>3</text:span><text:span text:style-name="T40">. 系统显示</text:span><text:span text:style-name="T43">添加文件选项界面</text:span><text:span text:style-name="T47">。</text:span></text:p>
      <text:p text:style-name="P109"><text:span text:style-name="T40">4. </text:span><text:span text:style-name="T15">原创</text:span><text:span text:style-name="T16">者</text:span><text:span text:style-name="T43">选择一个文件</text:span><text:span text:style-name="T40">，并选择确认上传选项。</text:span></text:p>
      <text:p text:style-name="P70">{作品初审}</text:p>
      <text:p text:style-name="P108"><text:soft-page-break/><text:span text:style-name="T49"><text:s text:c="9"/>5</text:span><text:span text:style-name="T48">. </text:span><text:span text:style-name="T59">系统跳转到</text:span><text:span text:style-name="T58">填写视频详细信息界面。</text:span></text:p>
      <text:p text:style-name="P108"><text:span text:style-name="T58">6. </text:span><text:span text:style-name="T15">原创</text:span><text:span text:style-name="T16">者</text:span><text:span text:style-name="T58">填写视频</text:span><text:span text:style-name="T59">的标题、封面、标签（最多填3个）、描述、BGM。</text:span></text:p>
      <text:p text:style-name="P62">7. <text:span text:style-name="T22">原创</text:span><text:span text:style-name="T23">者</text:span>选择确定上传选项。</text:p>
      <text:p text:style-name="P110"><text:span text:style-name="T58">8. </text:span><text:span text:style-name="T60">界面显示“视频正在审核中...”。</text:span></text:p>
      <text:p text:style-name="P66">{审核}</text:p>
      <text:p text:style-name="P68"><text:span text:style-name="T91"><text:s text:c="7"/>9. </text:span><text:span text:style-name="T90">包含用</text:span><text:span text:style-name="T92">况“UGC审核”用于审核视频。</text:span></text:p>
      <text:p text:style-name="P65">{查看视频详情}</text:p>
      <text:p text:style-name="P63"><text:s text:c="7"/>1<text:span text:style-name="T132">1</text:span>. 原创<text:span text:style-name="T132">者</text:span>在个人主页上查看投稿作品详情，包含评论、听众数量等其他歌曲基本信息。</text:p>
      <text:p text:style-name="P110"><text:span text:style-name="T60">{用况终止</text:span><text:span text:style-name="T58">}</text:span></text:p>
      <text:p text:style-name="P110"><text:span text:style-name="T60"><text:s text:c="8"/></text:span><text:span text:style-name="T61">1</text:span><text:span text:style-name="T62">2</text:span><text:span text:style-name="T60">. 用况终止</text:span><text:span text:style-name="T58">。</text:span></text:p>
      <text:p text:style-name="P51"/>
      <text:p text:style-name="P53"><text:span text:style-name="T31">6</text:span><text:span text:style-name="T28">. </text:span><text:span text:style-name="T81">备选流</text:span></text:p>
      <text:p text:style-name="P72">6.<text:span text:style-name="T94">1</text:span> 作品初步审核</text:p>
      <text:p text:style-name="P70">在{作品初审}处，如果上传的文件不满足视频时长<text:span text:style-name="T94">在5s至5min之间、</text:span>则</text:p>
      <text:p text:style-name="P70">1. 界面显示上传失败以及详情。</text:p>
      <text:p text:style-name="P70">2. 如果原创<text:span text:style-name="T132">者</text:span>选择重新上传选项，则用况重新回到基本流的{选择上传文件}处。</text:p>
      <text:p text:style-name="P76">3. 用况重新回到基本流的{用况终止}处。</text:p>
      <text:p text:style-name="P74">6.<text:span text:style-name="T94">2</text:span> <text:s/>协议签订</text:p>
      <text:p text:style-name="P70">在{阅读协议}处，如果账户选择推出选项，则</text:p>
      <text:p text:style-name="P58">1. 用况重新回到基本流的{用况终止}处。</text:p>
      <text:p text:style-name="P75">6.<text:span text:style-name="T139">3</text:span> 审核未通过</text:p>
      <text:p text:style-name="P70">在<text:span text:style-name="T110">{审核回馈}处，如果审核未通过，则</text:span></text:p>
      <text:p text:style-name="P70">1. <text:s/><text:span text:style-name="T110">作者收到私信，被告知上传的作品未通过审核。</text:span></text:p>
      <text:p text:style-name="P70"><text:span text:style-name="T64">2</text:span><text:span text:style-name="T65">. 用况重新回到基本流的{用况终止}处。</text:span></text:p>
      <text:p text:style-name="P48"><text:span text:style-name="T71">用况</text:span><text:span text:style-name="T72">四</text:span><text:span text:style-name="T71">：听歌</text:span></text:p>
      <text:p text:style-name="P90"><text:span text:style-name="T32">1.</text:span><text:span text:style-name="T74">简略描述</text:span><text:span text:style-name="T80">:</text:span></text:p>
      <text:p text:style-name="P90"><text:span text:style-name="T80"><text:s text:c="3"/></text:span><text:span text:style-name="T120"><text:s/>music_consumer使用系统找歌并听歌</text:span></text:p>
      <text:p text:style-name="P90"><text:span text:style-name="T33">2. </text:span><text:span text:style-name="T75">参与者：</text:span></text:p>
      <text:p text:style-name="P90"><text:soft-page-break/><text:span text:style-name="T75"><text:s text:c="2"/></text:span><text:span text:style-name="T119">music_consumer、第三方支付平台</text:span></text:p>
      <text:p text:style-name="P90"/>
      <text:p text:style-name="P50"><text:span text:style-name="T28">3. </text:span><text:span text:style-name="T73">用况图</text:span></text:p>
      <text:p text:style-name="P100"><text:span text:style-name="T35">4</text:span><text:span text:style-name="T34">. </text:span><text:span text:style-name="T86">前置条件：</text:span></text:p>
      <text:p text:style-name="P91">1、账户已经登录</text:p>
      <text:p text:style-name="P93"/>
      <text:p text:style-name="P91"/>
      <text:p text:style-name="P91"/>
      <text:p text:style-name="P97"><text:span text:style-name="T31">5</text:span><text:span text:style-name="T28">. </text:span><text:span text:style-name="T73">基本流</text:span></text:p>
      <text:p text:style-name="P130">{浏览歌单或单曲}</text:p>
      <text:p text:style-name="P98">1、<text:span text:style-name="T119">music_consumer</text:span><text:span text:style-name="T122">选择浏览系统推荐歌单</text:span><text:span text:style-name="T123">或专</text:span><text:span text:style-name="T123">辑</text:span></text:p>
      <text:p text:style-name="P99">{显示歌单或单曲详细信息}</text:p>
      <text:p text:style-name="P91"><text:span text:style-name="T121">2</text:span>、系统显示歌单<text:span text:style-name="T125">或专辑相关信息</text:span></text:p>
      <text:p text:style-name="P93">{选择歌单}</text:p>
      <text:p text:style-name="P94"><text:span text:style-name="T121">3</text:span>、music_consumer选择要打开的歌单<text:span text:style-name="T125">或专辑</text:span></text:p>
      <text:p text:style-name="P93">{展示歌单}</text:p>
      <text:p text:style-name="P94"><text:span text:style-name="T121">4</text:span>、系统展示歌单<text:span text:style-name="T125">或专辑</text:span>的详细信息</text:p>
      <text:p text:style-name="P93">{选择单曲}</text:p>
      <text:p text:style-name="P94"><text:span text:style-name="T121">5</text:span>、music_consumer选择<text:span text:style-name="T126">单</text:span>曲</text:p>
      <text:p text:style-name="P92">{展示单曲}</text:p>
      <text:p text:style-name="P92">6、系统显示单曲详细信息</text:p>
      <text:p text:style-name="P92">7、<text:span text:style-name="T127">music_consumer播放单曲</text:span></text:p>
      <text:p text:style-name="P93">{播放单曲}</text:p>
      <text:p text:style-name="P94"><text:span text:style-name="T121">8</text:span>、系统<text:span text:style-name="T126">将单曲加入到播放列表并播放</text:span></text:p>
      <text:p text:style-name="P94"><text:span text:style-name="T121">9</text:span>、music_<text:span text:style-name="T128">consumer关闭系统</text:span></text:p>
      <text:p text:style-name="P95"><text:span text:style-name="T121">10</text:span>、用况结束</text:p>
      <text:p text:style-name="P95"/>
      <text:p text:style-name="P96"><text:span text:style-name="T36">6</text:span><text:span text:style-name="T37">.</text:span><text:span text:style-name="T84">备选流</text:span></text:p>
      <text:p text:style-name="P134"/>
      <text:p text:style-name="P134">在{浏览歌单或单曲}中music_consumer选择浏览单曲</text:p>
      <text:p text:style-name="P161">A1 {浏览单曲}</text:p>
      <text:p text:style-name="P152">1.a、music_consumer选择浏览系统推荐单曲</text:p>
      <text:p text:style-name="P152"><text:span text:style-name="T145">1.a.1</text:span>、用况回到{选择单曲}</text:p>
      <text:p text:style-name="P152">1.b、执行包含用况{搜索}</text:p>
      <text:p text:style-name="P152"><text:span text:style-name="T145">1.b.1</text:span>、用况回到{选择单曲}</text:p>
      <text:p text:style-name="P153"/>
      <text:p text:style-name="P152"/>
      <text:p text:style-name="P145">在{浏览歌单或单曲}中music_consumer选择浏览其他歌单</text:p>
      <text:p text:style-name="P145"><text:span text:style-name="T87">A</text:span><text:span text:style-name="T88">2</text:span><text:span text:style-name="T87"> {浏览其他歌单}</text:span></text:p>
      <text:p text:style-name="P152">1.<text:span text:style-name="T146">a</text:span>、执行包含用况{搜索}</text:p>
      <text:p text:style-name="P152"><text:span text:style-name="T146">1.a.1</text:span>、用况回到{选择歌单}<text:span text:style-name="T120"> </text:span></text:p>
      <text:p text:style-name="P138">1.<text:span text:style-name="T147">b</text:span>、music_consumer选择其他music_consumer</text:p>
      <text:p text:style-name="P139"><text:span text:style-name="T147">1.b.1</text:span>、系统显示该music_consumer个人信息</text:p>
      <text:p text:style-name="P143"><text:span text:style-name="T147">1.b.2</text:span>、music_consumer选择查看该music_consumer听歌情况</text:p>
      <text:p text:style-name="P139"><text:span text:style-name="T147">1.b.3</text:span>、用况回到<text:span text:style-name="T124">{选择歌单}</text:span></text:p>
      <text:p text:style-name="P135"/>
      <text:p text:style-name="P135"/>
      <text:p text:style-name="P135"/>
      <text:p text:style-name="P136">在{展示歌单}</text:p>
      <text:p text:style-name="P136"><text:soft-page-break/></text:p>
      <text:p text:style-name="P136">A<text:span text:style-name="T146">3</text:span> 收藏歌单</text:p>
      <text:p text:style-name="P136"/>
      <text:p text:style-name="P136">A<text:span text:style-name="T146">4</text:span> 下载歌单</text:p>
      <text:p text:style-name="P136"/>
      <text:p text:style-name="P136">A<text:span text:style-name="T146">5</text:span> 评论歌单</text:p>
      <text:p text:style-name="P136"/>
      <text:p text:style-name="P136">A5 转发歌单</text:p>
      <text:p text:style-name="P136"/>
      <text:p text:style-name="P136">在{展示单曲}和{播放单曲}中</text:p>
      <text:p text:style-name="P136"/>
      <text:p text:style-name="P136">A6 分享单曲</text:p>
      <text:p text:style-name="P136"/>
      <text:p text:style-name="P136">A7 收藏单曲</text:p>
      <text:p text:style-name="P136"><text:s/></text:p>
      <text:p text:style-name="P136">A8 评论单曲</text:p>
      <text:p text:style-name="P136"/>
      <text:p text:style-name="P136">A9 下载单曲</text:p>
      <text:p text:style-name="P136"/>
      <text:p text:style-name="P136">A10 查看歌词</text:p>
      <text:p text:style-name="P136"/>
      <text:p text:style-name="P136">在{播放单曲中}</text:p>
      <text:p text:style-name="P136"/>
      <text:p text:style-name="P136">A11 切换<text:span text:style-name="T129">单</text:span>曲</text:p>
      <text:p text:style-name="P136"/>
      <text:p text:style-name="P137">A12 暂停单曲</text:p>
      <text:p text:style-name="P137"/>
      <text:p text:style-name="P137">A13 设置单曲播放顺序</text:p>
      <text:p text:style-name="P140"><text:span text:style-name="T89">A14</text:span> 设置播放列表</text:p>
      <text:p text:style-name="P69"/>
      <text:p text:style-name="P47">用况<text:span text:style-name="T118">五</text:span>：看视频</text:p>
      <text:p text:style-name="P44"><text:span text:style-name="T83">1、简略</text:span><text:span text:style-name="T82">描述</text:span>：浏览者在系统上观看所有类型的视频</text:p>
      <text:p text:style-name="P118"><text:span text:style-name="T79">2、参与者</text:span>： <text:span text:style-name="T46">audience</text:span></text:p>
      <text:p text:style-name="P77"/>
      <text:p text:style-name="P117"><text:span text:style-name="T28">3</text:span><text:span text:style-name="T38">、</text:span><text:span text:style-name="T73">用况图</text:span></text:p>
      <text:p text:style-name="P118"><text:span text:style-name="T79">4、前置条件</text:span>：</text:p>
      <text:p text:style-name="P118"/>
      <text:p text:style-name="P125"><text:span text:style-name="T63">audience</text:span>选择浏览视频</text:p>
      <text:p text:style-name="P118"/>
      <text:p text:style-name="P127">5、基本流</text:p>
      <text:p text:style-name="P133">1、系统显示提供的视频、视频相关信息</text:p>
      <text:p text:style-name="P133">{选择视频}</text:p>
      <text:p text:style-name="P133">2、 audience选择要观看的视频</text:p>
      <text:p text:style-name="P133">{播放视频}</text:p>
      <text:p text:style-name="P133">3、 系统播放视频</text:p>
      <text:p text:style-name="P133"><text:soft-page-break/>4、系统播放视频结束，提醒audience是否重播</text:p>
      <text:p text:style-name="P133">5、audience选择是</text:p>
      <text:p text:style-name="P133">6、用况回到{播放视频}</text:p>
      <text:p text:style-name="P133">7、audience选择否</text:p>
      <text:p text:style-name="P133">8、用况回到{选择视频}</text:p>
      <text:p text:style-name="P133">9、audience选择离开，用况结束 <text:s text:c="11"/></text:p>
      <text:p text:style-name="P129"/>
      <text:p text:style-name="P122"><text:span text:style-name="T31">6</text:span><text:span text:style-name="T28">. </text:span><text:span text:style-name="T81">备选流</text:span></text:p>
      <text:p text:style-name="P123"/>
      <text:p text:style-name="P73">在{播放视频} 如果audience选择关注视频上传者</text:p>
      <text:p text:style-name="P73">A1 关注视频上传者</text:p>
      <text:p text:style-name="P125"><text:span text:style-name="T63">1</text:span>、<text:span text:style-name="T63"> audience</text:span> 选择 关注视频上传者</text:p>
      <text:p text:style-name="P125"><text:span text:style-name="T63">2</text:span>、系统在<text:span text:style-name="T63">audience</text:span>的关注列表中加入视频上传者，并且显示已关注</text:p>
      <text:p text:style-name="P125"><text:span text:style-name="T63">3</text:span>、回到基本流{播放视频}</text:p>
      <text:p text:style-name="P125"/>
      <text:p text:style-name="P73">在{播放视频} 如果audience选择 取消关注视频上传者</text:p>
      <text:p text:style-name="P73">A2 取消关注视频上传者</text:p>
      <text:p text:style-name="P125"><text:span text:style-name="T63">1</text:span>、<text:span text:style-name="T63">audience</text:span> 选择 取消关注视频上传者</text:p>
      <text:p text:style-name="P125"><text:span text:style-name="T63">2</text:span>、系统在<text:span text:style-name="T63">audience</text:span>的关注列表中移除视频上传者，并且显示关注</text:p>
      <text:p text:style-name="P125"><text:span text:style-name="T63">3</text:span>、回到基本流{播放视频}</text:p>
      <text:p text:style-name="P120"/>
      <text:p text:style-name="P120"/>
      <text:p text:style-name="P73">在{播放视频}如果audience选择 点赞</text:p>
      <text:p text:style-name="P73">A3 点赞视频</text:p>
      <text:p text:style-name="P125"><text:span text:style-name="T63">1</text:span>、系统将视频的赞数量增加<text:span text:style-name="T63">1</text:span></text:p>
      <text:p text:style-name="P125"><text:span text:style-name="T63">2</text:span>、回到基本流{播放视频}</text:p>
      <text:p text:style-name="P125"/>
      <text:p text:style-name="P119"/>
      <text:p text:style-name="P73">在{播放视频}如果audience选择 取消点赞</text:p>
      <text:p text:style-name="P73">A4 取消点赞视频</text:p>
      <text:p text:style-name="P125"><text:span text:style-name="T63">1、</text:span>系统将视频的赞数量减少<text:span text:style-name="T63">1</text:span></text:p>
      <text:p text:style-name="P125"><text:span text:style-name="T63">2</text:span>、回到基本流{播放视频}</text:p>
      <text:p text:style-name="P125"/>
      <text:p text:style-name="P119"/>
      <text:p text:style-name="P73">在{播放视频}如果audience选择 评论</text:p>
      <text:p text:style-name="P73">A5 评论视频</text:p>
      <text:p text:style-name="P125"><text:span text:style-name="T63">1</text:span>、系统显示精彩评论和最新评论</text:p>
      <text:p text:style-name="P125"><text:span text:style-name="T63">2</text:span>、<text:span text:style-name="T63">audience</text:span>输入评论信息</text:p>
      <text:p text:style-name="P125"><text:span text:style-name="T63">3</text:span>、<text:span text:style-name="T63">audience</text:span> 选择发布评论</text:p>
      <text:p text:style-name="P125"><text:span text:style-name="T63">4</text:span>、系统显示通知成功并在最新评论中加入该评论</text:p>
      <text:p text:style-name="P125"><text:soft-page-break/><text:span text:style-name="T63">5</text:span>、回到基本流{播放视频}</text:p>
      <text:p text:style-name="P125"/>
      <text:p text:style-name="P125">在备选流{评论视频}任何位置，<text:span text:style-name="T63">audience</text:span>选择离开，用况回到{播放视频}</text:p>
      <text:p text:style-name="P125">//这个要如何表示？？？</text:p>
      <text:p text:style-name="P121"/>
      <text:p text:style-name="P73">在{播放视频}如果audience选择 转发</text:p>
      <text:p text:style-name="P73">A6 转发视频</text:p>
      <text:p text:style-name="P125"><text:span text:style-name="T63">1、</text:span>用况回到发布 动态用况 基本流 {*****}</text:p>
      <text:p text:style-name="P125"/>
      <text:p text:style-name="P125">//这个我不知道，茂儿你写吧</text:p>
      <text:p text:style-name="P125"/>
      <text:p text:style-name="P125">备选流</text:p>
      <text:p text:style-name="P125">离开</text:p>
      <text:p text:style-name="P126">在任何时候 都离开，用况结束</text:p>
      <text:p text:style-name="P126"/>
      <text:p text:style-name="P126">快进后退。</text:p>
      <text:p text:style-name="P126"/>
      <text:p text:style-name="P125"/>
      <text:p text:style-name="P116"/>
      <text:p text:style-name="P45"/>
      <text:h text:style-name="P184" text:outline-level="1">支持用况：</text:h>
      <text:h text:style-name="P185" text:outline-level="1">用况描述——私信</text:h>
      <text:p text:style-name="P41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/text:p>
      <text:p text:style-name="P11"><text:span text:style-name="T8">简要描述</text:span><text:span text:style-name="T7">：</text:span><text:span text:style-name="T10">该用况描述了不同账户之间相互交流的过程。</text:span></text:p>
      <text:p text:style-name="P5">用况图：</text:p>
      <text:p text:style-name="P11"><text:span text:style-name="T7">参与者：</text:span><text:span text:style-name="T9">sender</text:span><text:span text:style-name="T10">、receiver</text:span></text:p>
      <text:p text:style-name="P6">前置条件：</text:p>
      <text:p text:style-name="P7">1.私信双方都已注册软件平台帐号。</text:p>
      <text:p text:style-name="P7"/>
      <text:p text:style-name="P41">参与者<text:span text:style-name="T2">：sender，receiver</text:span></text:p>
      <text:p text:style-name="P16">基本<text:span text:style-name="T2">流：</text:span></text:p>
      <text:p text:style-name="P22">sender打开私信功能</text:p>
      <text:p text:style-name="P17"/>
      <text:p text:style-name="P17"><text:soft-page-break/>系统显示好友<text:span text:style-name="T96">和已关注帐号、最近消息列表。</text:span></text:p>
      <text:p text:style-name="P17">{查看消息}</text:p>
      <text:p text:style-name="P23">1、sender与想要通信的用户建立对话框</text:p>
      <text:p text:style-name="P24">{编辑消息}</text:p>
      <text:p text:style-name="P23">2、sender点击文本<text:span text:style-name="T96">框</text:span></text:p>
      <text:p text:style-name="P25">3、系统处于文本输入状态。</text:p>
      <text:p text:style-name="P23">3、sender点击发送按钮发送消息</text:p>
      <text:p text:style-name="P23">4、receiver的软件的个人头像处显示消息通知（如果是手机平台的话，是否应该提供消息通知的功能，意思是以悬浮窗的形式展现。）</text:p>
      <text:p text:style-name="P23">5、系统在聊天记录中，新增一条聊天记录。</text:p>
      <text:p text:style-name="P23">6、receiver打开消息并阅读。</text:p>
      <text:p text:style-name="P26">{处理消息}</text:p>
      <text:p text:style-name="P24">7、用况终止<text:span text:style-name="T102">。</text:span></text:p>
      <text:p text:style-name="P12">备选流：</text:p>
      <text:p text:style-name="P18">查看收到<text:span text:style-name="T107">的消息：</text:span></text:p>
      <text:p text:style-name="P18"><text:span text:style-name="T97">1、在{</text:span>查看消息<text:span text:style-name="T97">}处，如果有收到且未查看的消息，则</text:span></text:p>
      <text:p text:style-name="P19">（1）sender打开未读消息。</text:p>
      <text:p text:style-name="P19">（2）系统显示消息内容。</text:p>
      <text:p text:style-name="P19">（3）sender退出当前消息浏览界面，返回上一级。</text:p>
      <text:p text:style-name="P19">（4）系统关闭未读消息标记。</text:p>
      <text:p text:style-name="P19">（5）用况回到基本流{查看消息}处</text:p>
      <text:p text:style-name="P27">打开链接：</text:p>
      <text:p text:style-name="P28">2、<text:span text:style-name="T98">在{处理消息}处，如果</text:span>消息<text:span text:style-name="T98">中包含有</text:span>链接<text:span text:style-name="T98">，则</text:span></text:p>
      <text:p text:style-name="P29">（1）sender打开链接。</text:p>
      <text:p text:style-name="P29">（2）系统打开其它软件<text:span text:style-name="T99">或跳转至本系统相关目录下。</text:span></text:p>
      <text:p text:style-name="P30">（3）sender执行完相关操作后，通过返回按钮回到私信界面下。</text:p>
      <text:p text:style-name="P30">打开视频</text:p>
      <text:p text:style-name="P28">3、<text:span text:style-name="T99">在{处理消息}处，如果私信消息中包含视频内容，则</text:span></text:p>
      <text:p text:style-name="P30">（1）sender点击视频播放按钮。</text:p>
      <text:p text:style-name="P30">（2）系统判断当前网络状态</text:p>
      <text:p text:style-name="P30"><text:soft-page-break/><text:s text:c="9"/>若当前网络状态为数据流量</text:p>
      <text:p text:style-name="P30"><text:s text:c="9"/>a.系统提示是否用流量观看。</text:p>
      <text:p text:style-name="P30"><text:s text:c="9"/>b.sender选择确认<text:span text:style-name="T100">，则播放该视频。如果sender选择取消，则退出播放界面。</text:span></text:p>
      <text:p text:style-name="P31"><text:s text:c="9"/>c.用况回到{处理消息处}。</text:p>
      <text:p text:style-name="P31"><text:s text:c="9"/>若当前网络状态为wifi网络下，则</text:p>
      <text:p text:style-name="P31"><text:s text:c="10"/>a.系统播放该视频</text:p>
      <text:p text:style-name="P31"><text:s text:c="10"/>b.系统关闭其他软件的音频输出。</text:p>
      <text:p text:style-name="P32"><text:s text:c="10"/>c.视频播放结束。</text:p>
      <text:p text:style-name="P32"><text:s text:c="10"/>d.用况回到{处理消息}处</text:p>
      <text:p text:style-name="P30"><text:s/>回复消息<text:span text:style-name="T107">：</text:span></text:p>
      <text:p text:style-name="P32">4、在{处理消息}处，如果用户选择回复消息，则</text:p>
      <text:p text:style-name="P32">（1）用况回到编辑消息<text:span text:style-name="T101">处。</text:span></text:p>
      <text:p text:style-name="P24">屏蔽消息<text:span text:style-name="T107">：</text:span></text:p>
      <text:p text:style-name="P28"><text:span text:style-name="T107">5</text:span>、<text:span text:style-name="T101">在{处理消息}处，如果sender感到</text:span>被打扰<text:span text:style-name="T101">了，想要</text:span>屏蔽对方消息<text:span text:style-name="T101">，则</text:span></text:p>
      <text:p text:style-name="P24">（1）sender点击对方头像。</text:p>
      <text:p text:style-name="P24">（2）系统显示sender对该用户的相关权限设置。</text:p>
      <text:p text:style-name="P24">（3）用户点击屏蔽对方消息按钮。</text:p>
      <text:p text:style-name="P25">5、<text:span text:style-name="T101">在基本流任意位置处，如果接受到新的消息，则</text:span></text:p>
      <text:p text:style-name="P24">（1）sender返回消息列表。</text:p>
      <text:p text:style-name="P24">（2）sender选择新消息进行查看。</text:p>
      <text:p text:style-name="P24">（3）用况结束。</text:p>
      <text:p text:style-name="P25"/>
      <text:p text:style-name="P13">后置条件<text:span text:style-name="T95">：</text:span></text:p>
      <text:p text:style-name="P20">1、用户退出聊天界面。</text:p>
      <text:p text:style-name="P33">1、系统记录并保存了聊天信息。</text:p>
      <text:h text:style-name="P185" text:outline-level="1">用况描述——购买<text:span text:style-name="T2">vip会员</text:span></text:h>
      <text:p text:style-name="P34"/>
      <text:p text:style-name="P34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34"><text:soft-page-break/>网易<text:span text:style-name="T4">云音乐中“我购买的单曲”也在“vip会员”选项中</text:span></text:p>
      <text:p text:style-name="P34">包含哪些特权？<text:span text:style-name="T4">（下面为主要内容）</text:span></text:p>
      <text:p text:style-name="P34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35">2、畅享无损音质（音质）---------------------<text:span text:style-name="T4">v&amp;sv</text:span></text:p>
      <text:p text:style-name="P35">3、专属电台----------------------------sv</text:p>
      <text:p text:style-name="P35">4、付费产品折扣------------------------sv</text:p>
      <text:p text:style-name="P2">5、专属主题（自己想的）-----------------v&amp;sv</text:p>
      <text:p text:style-name="P8">6、专享歌词图片----------------------------v&amp;sv</text:p>
      <text:p text:style-name="P8"/>
      <text:p text:style-name="P8"/>
      <text:p text:style-name="P11"><text:span text:style-name="T8">简要描述</text:span><text:span text:style-name="T7">：</text:span><text:span text:style-name="T11">该用况描述用户如何购买vip以获得更好的产品体验。</text:span></text:p>
      <text:p text:style-name="P5">用况图：</text:p>
      <text:p text:style-name="P11"><text:span text:style-name="T7">参与者：</text:span><text:span text:style-name="T12">consumer</text:span></text:p>
      <text:p text:style-name="P6">前置条件：</text:p>
      <text:p text:style-name="P36"/>
      <text:p text:style-name="P28">1、用户拥有普通用户帐号</text:p>
      <text:p text:style-name="P28">2、系统本身提供支付<text:span text:style-name="T24">或提供第三方支付功能。</text:span></text:p>
      <text:p text:style-name="P10"><text:span text:style-name="T104">3、</text:span>用户<text:span text:style-name="T104">从某个入口进入了购买vip的界面。</text:span></text:p>
      <text:p text:style-name="P16">基本<text:span text:style-name="T2">流：</text:span></text:p>
      <text:p text:style-name="P10">1、consumer打开我的vip模块</text:p>
      <text:p text:style-name="P10">2、consumer浏览vip模块相应的权限</text:p>
      <text:p text:style-name="P10">3、consumer选择是否vip</text:p>
      <text:p text:style-name="P10">4、consumer选择时长<text:span text:style-name="T103">（月、季度、年）</text:span></text:p>
      <text:p text:style-name="P37">{选择用户}</text:p>
      <text:p text:style-name="P10">5、consumer付款（确认支付信息）</text:p>
      <text:p text:style-name="P38">{支付}</text:p>
      <text:p text:style-name="P10">6、系统生成消费记录</text:p>
      <text:p text:style-name="P10">7、系统向用户手机发送支付成功短信</text:p>
      <text:p text:style-name="P10"><text:span text:style-name="T103">8</text:span>、系统更改用户账户相应信息。</text:p>
      <text:p text:style-name="P39"><text:soft-page-break/>9、用况</text:p>
      <text:p text:style-name="P14">备选流：</text:p>
      <text:p text:style-name="P15">为他人购买vip会员</text:p>
      <text:p text:style-name="P10">1、<text:span text:style-name="T104">在{选择用户}处，如果consumer想要为其他用户购买vip，则</text:span></text:p>
      <text:p text:style-name="P40">（1）consumer点击赠送按钮。</text:p>
      <text:p text:style-name="P40">（2）系统显示帐号输入框</text:p>
      <text:p text:style-name="P40">{输入帐号}</text:p>
      <text:p text:style-name="P40">（3）consumer输入好友帐号，点击确认。</text:p>
      <text:p text:style-name="P40">（4）系统显示<text:span text:style-name="T105">查</text:span>找结果。</text:p>
      <text:p text:style-name="P40">（5）</text:p>
      <text:p text:style-name="P40"><text:s text:c="3"/>a.若找到相关帐号，则consumer选择帐号进行赠送<text:span text:style-name="T105">，用况回到{选择用户}处</text:span>。</text:p>
      <text:p text:style-name="P40"><text:s text:c="3"/>b.若未<text:span text:style-name="T105">查</text:span>找到相关信息<text:span text:style-name="T105">，consumer点击重新输入，用况回到{输入帐号}处。</text:span></text:p>
      <text:p text:style-name="P40">支付失败<text:span text:style-name="T107">：</text:span></text:p>
      <text:p text:style-name="P38"><text:span text:style-name="T106">2、</text:span>在{支付}处，如果consumer支付失败（余额不足），则</text:p>
      <text:p text:style-name="P39">（1）用户关闭支付窗口，取消订单。</text:p>
      <text:p text:style-name="P39">（2）用况回到用况终止处。</text:p>
      <text:p text:style-name="P38"/>
      <text:p text:style-name="P10"/>
      <text:p text:style-name="P14">后置条件<text:span text:style-name="T95">：</text:span></text:p>
      <text:p text:style-name="P21">1、若购买成功，则拥有vip特权的账户拥有相关功能或权限。</text:p>
      <text:p text:style-name="P21">2、若购买失败，consumer资金以及账户信息不变。</text:p>
      <text:p text:style-name="P10"/>
      <text:h text:style-name="P184" text:outline-level="1">个人账户管理</text:h>
      <text:p text:style-name="P49"><text:span text:style-name="T28">1.</text:span><text:span text:style-name="T73">简略描述</text:span><text:span text:style-name="T78">:</text:span></text:p>
      <text:p text:style-name="P54">该用况描述了帐号拥有者如何<text:span text:style-name="T25">对个人的资料信息进行管理。</text:span></text:p>
      <text:p text:style-name="P49"><text:span text:style-name="T28">2. </text:span><text:span text:style-name="T73">参与者：</text:span></text:p>
      <text:p text:style-name="P101">帐号拥有者</text:p>
      <text:p text:style-name="P49"><text:span text:style-name="T28">3. </text:span><text:span text:style-name="T73">用况图</text:span></text:p>
      <text:p text:style-name="P52"><text:soft-page-break/><text:span text:style-name="T30">4</text:span><text:span text:style-name="T29">. </text:span><text:span text:style-name="T85">前置条件：</text:span></text:p>
      <text:p text:style-name="P81"><text:span text:style-name="T42">1</text:span><text:span text:style-name="T41">.网络</text:span><text:span text:style-name="T40">已连通。</text:span></text:p>
      <text:p text:style-name="P52"><text:span text:style-name="T31">5</text:span><text:span text:style-name="T28">. </text:span><text:span text:style-name="T73">基本流</text:span></text:p>
      <text:p text:style-name="P87"><text:span text:style-name="T67">1</text:span><text:span text:style-name="T27">. </text:span><text:span text:style-name="T68">帐号拥有</text:span><text:span text:style-name="T69">者选择个人资料选项</text:span></text:p>
      <text:p text:style-name="P79">2. 进入编辑个人资料界面</text:p>
      <text:p text:style-name="P83">3.选择性的修改头像、个人主页背景、昵称、性别、生日、地区、大学、签名、个人主页展示设置。</text:p>
      <text:p text:style-name="P104">4. 选择保存选项</text:p>
      <text:p text:style-name="P112">5. 用况终止。</text:p>
      <text:p text:style-name="P112"/>
      <text:p text:style-name="P141"/>
      <text:p text:style-name="P141"/>
      <text:p text:style-name="P141">包含用况<text:span text:style-name="T139">：</text:span></text:p>
      <text:p text:style-name="P168"/>
      <text:p text:style-name="P170"><text:span text:style-name="T139">UGC</text:span>审核</text:p>
      <text:p text:style-name="P171"><text:span text:style-name="T28">1.</text:span><text:span text:style-name="T73">简略描述</text:span><text:span text:style-name="T78">:</text:span></text:p>
      <text:p text:style-name="P173">该用况描述了审核人如何审核<text:span text:style-name="T138">UGC（用户原创内容）。</text:span></text:p>
      <text:p text:style-name="P171"><text:span text:style-name="T28">2. </text:span><text:span text:style-name="T73">参与者：</text:span></text:p>
      <text:p text:style-name="P167">审核人</text:p>
      <text:p text:style-name="P171"><text:span text:style-name="T28">3. </text:span><text:span text:style-name="T73">用况图</text:span></text:p>
      <text:p text:style-name="P172"><text:span text:style-name="T30">4</text:span><text:span text:style-name="T29">. </text:span><text:span text:style-name="T85">前置条件：</text:span></text:p>
      <text:p text:style-name="P174"><text:span text:style-name="T42">1</text:span><text:span text:style-name="T41">.网络</text:span><text:span text:style-name="T40">已连通。</text:span></text:p>
      <text:p text:style-name="P172"><text:span text:style-name="T31">5</text:span><text:span text:style-name="T28">. </text:span><text:span text:style-name="T73">基本流</text:span></text:p>
      <text:p text:style-name="P175"><text:span text:style-name="T130">1</text:span>. 审核人接到系统通知<text:span text:style-name="T131">，审查作品内容，确认合格，选择通过选项。</text:span></text:p>
      <text:p text:style-name="P176">{审核}</text:p>
      <text:p text:style-name="P177">2. 系统通知作者上传的作品已通过审核，现已上架。</text:p>
      <text:p text:style-name="P178"><text:soft-page-break/><text:span text:style-name="T26">3. 用况结束</text:span>。</text:p>
      <text:p text:style-name="P157"/>
      <text:p text:style-name="P156"/>
      <text:p text:style-name="P179">备选流</text:p>
      <text:p text:style-name="P180">6.3 作品不能通过</text:p>
      <text:p text:style-name="P181">在<text:span text:style-name="T110">{审核}处，如果审核人认为该作品不合格，则</text:span></text:p>
      <text:p text:style-name="P181">1. 审核人选择不能通过选项<text:span text:style-name="T131">。</text:span></text:p>
      <text:p text:style-name="P182">2. 系统跳到作品未通过原因填写界面，审核人选填。</text:p>
      <text:p text:style-name="P182">3. 审核人选择确认选项。</text:p>
      <text:p text:style-name="P181"><text:span text:style-name="T138">4</text:span>. 用况恢复到系统中断处。</text:p>
      <text:p text:style-name="P169"/>
      <text:p text:style-name="P169"/>
      <text:p text:style-name="P170">搜索</text:p>
      <text:p text:style-name="P171"><text:span text:style-name="T28">1.</text:span><text:span text:style-name="T73">简略描述</text:span><text:span text:style-name="T78">:</text:span></text:p>
      <text:p text:style-name="P173">该用况描述了finder使用系统搜索信息<text:span text:style-name="T143">的过程。</text:span></text:p>
      <text:p text:style-name="P171"><text:span text:style-name="T28">2. </text:span><text:span text:style-name="T73">参与者：</text:span></text:p>
      <text:p text:style-name="P167">finder</text:p>
      <text:p text:style-name="P171"><text:span text:style-name="T28">3. </text:span><text:span text:style-name="T73">用况图</text:span></text:p>
      <text:p text:style-name="P172"><text:span text:style-name="T30">4</text:span><text:span text:style-name="T29">. </text:span><text:span text:style-name="T85">前置条件：</text:span></text:p>
      <text:p text:style-name="P174"><text:span text:style-name="T42">1</text:span><text:span text:style-name="T41">.网络</text:span><text:span text:style-name="T40">已连通。</text:span></text:p>
      <text:p text:style-name="P172"><text:span text:style-name="T31">5</text:span><text:span text:style-name="T28">. </text:span><text:span text:style-name="T73">基本流</text:span></text:p>
      <text:p text:style-name="P146">1、music_consumer选择搜索</text:p>
      <text:p text:style-name="P146">2、系统提供搜索框以及热门搜索，搜索历史</text:p>
      <text:p text:style-name="P146">3、music_consumer在搜索框中填入文本</text:p>
      <text:p text:style-name="P146">4、系统在用户输入过程中出现提示信息（相同歌名）</text:p>
      <text:p text:style-name="P146">6、music_consumer确认搜索</text:p>
      <text:p text:style-name="P151">{查看结果}</text:p>
      <text:p text:style-name="P148">9<text:span text:style-name="T144">、</text:span>系统显示单曲搜索信息</text:p>
      <text:p text:style-name="P158"><text:span text:style-name="T144">10</text:span>、用况结束</text:p>
      <text:p text:style-name="P179">备选流</text:p>
      <text:p text:style-name="P150">在{查看结果处}</text:p>
      <text:p text:style-name="P146"><text:soft-page-break/>9.<text:span text:style-name="T144">a</text:span> 如果music_consumer选择视频类型</text:p>
      <text:p text:style-name="P149">9.<text:span text:style-name="T144">a</text:span>.1 系统显示视频搜索信息</text:p>
      <text:p text:style-name="P151">9.a.2 <text:span text:style-name="T90">用况回到查看结果</text:span></text:p>
      <text:p text:style-name="P146">9.<text:span text:style-name="T144">b</text:span> 如果music_consumer选择歌单类型</text:p>
      <text:p text:style-name="P149">9.<text:span text:style-name="T144">b</text:span>.1 系统显示歌单搜索信息</text:p>
      <text:p text:style-name="P151">9.b.2 用况回到查看结果</text:p>
      <text:p text:style-name="P146">9.<text:span text:style-name="T144">c</text:span> 如果music_consumer选择专辑类型</text:p>
      <text:p text:style-name="P149">9.<text:span text:style-name="T144">c</text:span>.1 系统显示专辑搜索信息</text:p>
      <text:p text:style-name="P151">9.c.2 用况回到查看结果</text:p>
      <text:p text:style-name="P146">9.<text:span text:style-name="T144">d </text:span>如果music_consumer选择歌手类型</text:p>
      <text:p text:style-name="P147">9.<text:span text:style-name="T144">d</text:span>.1 系统显示歌手<text:span text:style-name="T142">搜索</text:span>信息</text:p>
      <text:p text:style-name="P151">9.d.2 用况回到查看结果</text:p>
      <text:p text:style-name="P148">9.<text:span text:style-name="T144">e 如果music_consumer选择用户类型</text:span></text:p>
      <text:p text:style-name="P160">9.<text:span text:style-name="T144">e</text:span>.1 系统显示用户搜索信息</text:p>
      <text:p text:style-name="P159"><text:span text:style-name="T144">9.e.2 用况回到查看结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11T11:23:40.937123852</dc:date>
    <meta:editing-duration>PT6H38M48S</meta:editing-duration>
    <meta:editing-cycles>33</meta:editing-cycles>
    <meta:generator>LibreOffice/5.3.3.2$Linux_X86_64 LibreOffice_project/3d9a8b4b4e538a85e0782bd6c2d430bafe583448</meta:generator>
    <meta:document-statistic meta:table-count="0" meta:image-count="0" meta:object-count="0" meta:page-count="17" meta:paragraph-count="440" meta:word-count="5513" meta:character-count="7431" meta:non-whitespace-character-count="6720"/>
  </office:meta>
</office:document-meta>
</file>